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71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34.01mm"/>
    </style:style>
    <style:style style:name="co5" style:family="table-column">
      <style:table-column-properties fo:break-before="auto" style:column-width="265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f0041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REATE TABLE ISO800 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ECT CastToMultiPolygon ( ST_ConcaveHull(ST_Collect(Geometry))) AS geom FROM byfoot WHERE NodeFrom <text:s/>= 94593 AND Cost &lt;= 800.0;</text:p>
          </table:table-cell>
          <table:table-cell table:number-columns-repeated="12"/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006 AND Cost &lt;= 800.0;</text:p>
          </table:table-cell>
          <table:table-cell table:number-columns-repeated="12"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10415 AND Cost &lt;= 800.0;</text:p>
          </table:table-cell>
          <table:table-cell table:number-columns-repeated="12"/>
          <table:table-cell office:value-type="float" office:value="10714" calcext:value-type="float">
            <text:p>1071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66221 AND Cost &lt;= 800.0;</text:p>
          </table:table-cell>
          <table:table-cell table:number-columns-repeated="12"/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7232 AND Cost &lt;= 800.0;</text:p>
          </table:table-cell>
          <table:table-cell table:number-columns-repeated="12"/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68908 AND Cost &lt;= 800.0;</text:p>
          </table:table-cell>
          <table:table-cell table:number-columns-repeated="12"/>
          <table:table-cell office:value-type="float" office:value="8604" calcext:value-type="float">
            <text:p>860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30690 AND Cost &lt;= 800.0;</text:p>
          </table:table-cell>
          <table:table-cell table:number-columns-repeated="12"/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72487 AND Cost &lt;= 800.0;</text:p>
          </table:table-cell>
          <table:table-cell table:number-columns-repeated="12"/>
          <table:table-cell office:value-type="float" office:value="8764" calcext:value-type="float">
            <text:p>876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4390 AND Cost &lt;= 800.0;</text:p>
          </table:table-cell>
          <table:table-cell table:number-columns-repeated="12"/>
          <table:table-cell office:value-type="float" office:value="10424" calcext:value-type="float">
            <text:p>1042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5327 AND Cost &lt;= 800.0;</text:p>
          </table:table-cell>
          <table:table-cell table:number-columns-repeated="12"/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9488 AND Cost &lt;= 800.0;</text:p>
          </table:table-cell>
          <table:table-cell table:number-columns-repeated="12"/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99912 AND Cost &lt;= 800.0;</text:p>
          </table:table-cell>
          <table:table-cell table:number-columns-repeated="12"/>
          <table:table-cell office:value-type="float" office:value="10199" calcext:value-type="float">
            <text:p>10199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27378 AND Cost &lt;= 800.0;</text:p>
          </table:table-cell>
          <table:table-cell table:number-columns-repeated="12"/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47668 AND Cost &lt;= 800.0;</text:p>
          </table:table-cell>
          <table:table-cell table:number-columns-repeated="12"/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65201 AND Cost &lt;= 800.0;</text:p>
          </table:table-cell>
          <table:table-cell table:number-columns-repeated="12"/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18557 AND Cost &lt;= 800.0;</text:p>
          </table:table-cell>
          <table:table-cell table:number-columns-repeated="12"/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61179 AND Cost &lt;= 800.0;</text:p>
          </table:table-cell>
          <table:table-cell table:number-columns-repeated="12"/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40207 AND Cost &lt;= 800.0;</text:p>
          </table:table-cell>
          <table:table-cell table:number-columns-repeated="12"/>
          <table:table-cell office:value-type="float" office:value="7162" calcext:value-type="float">
            <text:p>716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49570 AND Cost &lt;= 800.0;</text:p>
          </table:table-cell>
          <table:table-cell table:number-columns-repeated="12"/>
          <table:table-cell office:value-type="float" office:value="7634" calcext:value-type="float">
            <text:p>763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52830 AND Cost &lt;= 800.0;</text:p>
          </table:table-cell>
          <table:table-cell table:number-columns-repeated="12"/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87047 AND Cost &lt;= 800.0;</text:p>
          </table:table-cell>
          <table:table-cell table:number-columns-repeated="12"/>
          <table:table-cell office:value-type="float" office:value="9494" calcext:value-type="float">
            <text:p>949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43240 AND Cost &lt;= 800.0;</text:p>
          </table:table-cell>
          <table:table-cell table:number-columns-repeated="12"/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68375 AND Cost &lt;= 800.0;</text:p>
          </table:table-cell>
          <table:table-cell table:number-columns-repeated="12"/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35229 AND Cost &lt;= 800.0;</text:p>
          </table:table-cell>
          <table:table-cell table:number-columns-repeated="12"/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82823 AND Cost &lt;= 800.0;</text:p>
          </table:table-cell>
          <table:table-cell table:number-columns-repeated="12"/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19628 AND Cost &lt;= 800.0;</text:p>
          </table:table-cell>
          <table:table-cell table:number-columns-repeated="12"/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63012 AND Cost &lt;= 800.0;</text:p>
          </table:table-cell>
          <table:table-cell table:number-columns-repeated="12"/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68366 AND Cost &lt;= 800.0;</text:p>
          </table:table-cell>
          <table:table-cell table:number-columns-repeated="12"/>
          <table:table-cell office:value-type="float" office:value="8576" calcext:value-type="float">
            <text:p>857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0258 AND Cost &lt;= 800.0;</text:p>
          </table:table-cell>
          <table:table-cell table:number-columns-repeated="12"/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89516 AND Cost &lt;= 800.0;</text:p>
          </table:table-cell>
          <table:table-cell table:number-columns-repeated="12"/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55245 AND Cost &lt;= 800.0;</text:p>
          </table:table-cell>
          <table:table-cell table:number-columns-repeated="12"/>
          <table:table-cell office:value-type="float" office:value="7926" calcext:value-type="float">
            <text:p>792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33856 AND Cost &lt;= 800.0;</text:p>
          </table:table-cell>
          <table:table-cell table:number-columns-repeated="12"/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1001 AND Cost &lt;= 800.0;</text:p>
          </table:table-cell>
          <table:table-cell table:number-columns-repeated="12"/>
          <table:table-cell office:value-type="float" office:value="10256" calcext:value-type="float">
            <text:p>1025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64239 AND Cost &lt;= 800.0;</text:p>
          </table:table-cell>
          <table:table-cell table:number-columns-repeated="12"/>
          <table:table-cell office:value-type="float" office:value="8375" calcext:value-type="float">
            <text:p>837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2625 AND Cost &lt;= 800.0;</text:p>
          </table:table-cell>
          <table:table-cell table:number-columns-repeated="12"/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56999 AND Cost &lt;= 800.0;</text:p>
          </table:table-cell>
          <table:table-cell table:number-columns-repeated="12"/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45210 AND Cost &lt;= 800.0;</text:p>
          </table:table-cell>
          <table:table-cell table:number-columns-repeated="12"/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43981 AND Cost &lt;= 800.0;</text:p>
          </table:table-cell>
          <table:table-cell table:number-columns-repeated="12"/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98530 AND Cost &lt;= 800.0;</text:p>
          </table:table-cell>
          <table:table-cell table:number-columns-repeated="12"/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21108 AND Cost &lt;= 800.0;</text:p>
          </table:table-cell>
          <table:table-cell table:number-columns-repeated="12"/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42607 AND Cost &lt;= 800.0;</text:p>
          </table:table-cell>
          <table:table-cell table:number-columns-repeated="12"/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2201 AND Cost &lt;= 800.0;</text:p>
          </table:table-cell>
          <table:table-cell table:number-columns-repeated="12"/>
          <table:table-cell office:value-type="float" office:value="10322" calcext:value-type="float">
            <text:p>1032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5114 AND Cost &lt;= 800.0;</text:p>
          </table:table-cell>
          <table:table-cell table:number-columns-repeated="12"/>
          <table:table-cell office:value-type="float" office:value="10448" calcext:value-type="float">
            <text:p>10448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99211 AND Cost &lt;= 800.0;</text:p>
          </table:table-cell>
          <table:table-cell table:number-columns-repeated="12"/>
          <table:table-cell office:value-type="float" office:value="10154" calcext:value-type="float">
            <text:p>1015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14470 AND Cost &lt;= 800.0;</text:p>
          </table:table-cell>
          <table:table-cell table:number-columns-repeated="12"/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7673 AND Cost &lt;= 800.0;</text:p>
          </table:table-cell>
          <table:table-cell table:number-columns-repeated="12"/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11369 AND Cost &lt;= 800.0;</text:p>
          </table:table-cell>
          <table:table-cell table:number-columns-repeated="12"/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9874 AND Cost &lt;= 800.0;</text:p>
          </table:table-cell>
          <table:table-cell table:number-columns-repeated="12"/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74752 AND Cost &lt;= 800.0;</text:p>
          </table:table-cell>
          <table:table-cell table:number-columns-repeated="12"/>
          <table:table-cell office:value-type="float" office:value="8876" calcext:value-type="float">
            <text:p>887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81907 AND Cost &lt;= 800.0;</text:p>
          </table:table-cell>
          <table:table-cell table:number-columns-repeated="12"/>
          <table:table-cell office:value-type="float" office:value="9224" calcext:value-type="float">
            <text:p>922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9999 AND Cost &lt;= 800.0;</text:p>
          </table:table-cell>
          <table:table-cell table:number-columns-repeated="12"/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4455 AND Cost &lt;= 800.0;</text:p>
          </table:table-cell>
          <table:table-cell table:number-columns-repeated="12"/>
          <table:table-cell office:value-type="float" office:value="5345" calcext:value-type="float">
            <text:p>534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5255 AND Cost &lt;= 800.0;</text:p>
          </table:table-cell>
          <table:table-cell table:number-columns-repeated="12"/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50651 AND Cost &lt;= 800.0;</text:p>
          </table:table-cell>
          <table:table-cell table:number-columns-repeated="12"/>
          <table:table-cell office:value-type="float" office:value="7678" calcext:value-type="float">
            <text:p>7678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98806 AND Cost &lt;= 800.0;</text:p>
          </table:table-cell>
          <table:table-cell table:number-columns-repeated="12"/>
          <table:table-cell office:value-type="float" office:value="10138" calcext:value-type="float">
            <text:p>10138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76755 AND Cost &lt;= 800.0;</text:p>
          </table:table-cell>
          <table:table-cell table:number-columns-repeated="12"/>
          <table:table-cell office:value-type="float" office:value="8968" calcext:value-type="float">
            <text:p>8968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15878 AND Cost &lt;= 800.0;</text:p>
          </table:table-cell>
          <table:table-cell table:number-columns-repeated="12"/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7332 AND Cost &lt;= 800.0;</text:p>
          </table:table-cell>
          <table:table-cell table:number-columns-repeated="12"/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4308 AND Cost &lt;= 800.0;</text:p>
          </table:table-cell>
          <table:table-cell table:number-columns-repeated="12"/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89248 AND Cost &lt;= 800.0;</text:p>
          </table:table-cell>
          <table:table-cell table:number-columns-repeated="12"/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57366 AND Cost &lt;= 800.0;</text:p>
          </table:table-cell>
          <table:table-cell table:number-columns-repeated="12"/>
          <table:table-cell office:value-type="float" office:value="8043" calcext:value-type="float">
            <text:p>804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8264 AND Cost &lt;= 800.0;</text:p>
          </table:table-cell>
          <table:table-cell table:number-columns-repeated="12"/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67906 AND Cost &lt;= 800.0;</text:p>
          </table:table-cell>
          <table:table-cell table:number-columns-repeated="12"/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85802 AND Cost &lt;= 800.0;</text:p>
          </table:table-cell>
          <table:table-cell table:number-columns-repeated="12"/>
          <table:table-cell office:value-type="float" office:value="4314" calcext:value-type="float">
            <text:p>431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987 AND Cost &lt;= 800.0;</text:p>
          </table:table-cell>
          <table:table-cell table:number-columns-repeated="1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79151 AND Cost &lt;= 800.0;</text:p>
          </table:table-cell>
          <table:table-cell table:number-columns-repeated="12"/>
          <table:table-cell office:value-type="float" office:value="9071" calcext:value-type="float">
            <text:p>9071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0228 AND Cost &lt;= 800.0;</text:p>
          </table:table-cell>
          <table:table-cell table:number-columns-repeated="12"/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5804 AND Cost &lt;= 800.0;</text:p>
          </table:table-cell>
          <table:table-cell table:number-columns-repeated="12"/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66819 AND Cost &lt;= 800.0;</text:p>
          </table:table-cell>
          <table:table-cell table:number-columns-repeated="12"/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11042 AND Cost &lt;= 800.0;</text:p>
          </table:table-cell>
          <table:table-cell table:number-columns-repeated="12"/>
          <table:table-cell office:value-type="float" office:value="5683" calcext:value-type="float">
            <text:p>568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10296 AND Cost &lt;= 800.0;</text:p>
          </table:table-cell>
          <table:table-cell table:number-columns-repeated="12"/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28927 AND Cost &lt;= 800.0;</text:p>
          </table:table-cell>
          <table:table-cell table:number-columns-repeated="12"/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45940 AND Cost &lt;= 800.0;</text:p>
          </table:table-cell>
          <table:table-cell table:number-columns-repeated="12"/>
          <table:table-cell office:value-type="float" office:value="7453" calcext:value-type="float">
            <text:p>745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7158 AND Cost &lt;= 800.0;</text:p>
          </table:table-cell>
          <table:table-cell table:number-columns-repeated="12"/>
          <table:table-cell office:value-type="float" office:value="10550" calcext:value-type="float">
            <text:p>1055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32732 AND Cost &lt;= 800.0;</text:p>
          </table:table-cell>
          <table:table-cell table:number-columns-repeated="12"/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89344 AND Cost &lt;= 800.0;</text:p>
          </table:table-cell>
          <table:table-cell table:number-columns-repeated="12"/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9077 AND Cost &lt;= 800.0;</text:p>
          </table:table-cell>
          <table:table-cell table:number-columns-repeated="12"/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56380 AND Cost &lt;= 800.0;</text:p>
          </table:table-cell>
          <table:table-cell table:number-columns-repeated="12"/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6698 AND Cost &lt;= 800.0;</text:p>
          </table:table-cell>
          <table:table-cell table:number-columns-repeated="12"/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81070 AND Cost &lt;= 800.0;</text:p>
          </table:table-cell>
          <table:table-cell table:number-columns-repeated="12"/>
          <table:table-cell office:value-type="float" office:value="9183" calcext:value-type="float">
            <text:p>918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1162 AND Cost &lt;= 800.0;</text:p>
          </table:table-cell>
          <table:table-cell table:number-columns-repeated="12"/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33847 AND Cost &lt;= 800.0;</text:p>
          </table:table-cell>
          <table:table-cell table:number-columns-repeated="12"/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11664 AND Cost &lt;= 800.0;</text:p>
          </table:table-cell>
          <table:table-cell table:number-columns-repeated="12"/>
          <table:table-cell office:value-type="float" office:value="5717" calcext:value-type="float">
            <text:p>571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86429 AND Cost &lt;= 800.0;</text:p>
          </table:table-cell>
          <table:table-cell table:number-columns-repeated="12"/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49085 AND Cost &lt;= 800.0;</text:p>
          </table:table-cell>
          <table:table-cell table:number-columns-repeated="12"/>
          <table:table-cell office:value-type="float" office:value="7615" calcext:value-type="float">
            <text:p>761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29896 AND Cost &lt;= 800.0;</text:p>
          </table:table-cell>
          <table:table-cell table:number-columns-repeated="12"/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89421 AND Cost &lt;= 800.0;</text:p>
          </table:table-cell>
          <table:table-cell table:number-columns-repeated="12"/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84045 AND Cost &lt;= 800.0;</text:p>
          </table:table-cell>
          <table:table-cell table:number-columns-repeated="12"/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4516 AND Cost &lt;= 800.0;</text:p>
          </table:table-cell>
          <table:table-cell table:number-columns-repeated="12"/>
          <table:table-cell office:value-type="float" office:value="5352" calcext:value-type="float">
            <text:p>535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47186 AND Cost &lt;= 800.0;</text:p>
          </table:table-cell>
          <table:table-cell table:number-columns-repeated="12"/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66931 AND Cost &lt;= 800.0;</text:p>
          </table:table-cell>
          <table:table-cell table:number-columns-repeated="12"/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7552 AND Cost &lt;= 800.0;</text:p>
          </table:table-cell>
          <table:table-cell table:number-columns-repeated="12"/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90601 AND Cost &lt;= 800.0;</text:p>
          </table:table-cell>
          <table:table-cell table:number-columns-repeated="12"/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8405 AND Cost &lt;= 800.0;</text:p>
          </table:table-cell>
          <table:table-cell table:number-columns-repeated="12"/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48596 AND Cost &lt;= 800.0;</text:p>
          </table:table-cell>
          <table:table-cell table:number-columns-repeated="12"/>
          <table:table-cell office:value-type="float" office:value="7595" calcext:value-type="float">
            <text:p>759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23096 AND Cost &lt;= 800.0;</text:p>
          </table:table-cell>
          <table:table-cell table:number-columns-repeated="12"/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6371 AND Cost &lt;= 800.0;</text:p>
          </table:table-cell>
          <table:table-cell table:number-columns-repeated="12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5400 AND Cost &lt;= 800.0;</text:p>
          </table:table-cell>
          <table:table-cell table:number-columns-repeated="12"/>
          <table:table-cell office:value-type="float" office:value="10464" calcext:value-type="float">
            <text:p>1046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87502 AND Cost &lt;= 800.0;</text:p>
          </table:table-cell>
          <table:table-cell table:number-columns-repeated="12"/>
          <table:table-cell office:value-type="float" office:value="9518" calcext:value-type="float">
            <text:p>9518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93240 AND Cost &lt;= 800.0;</text:p>
          </table:table-cell>
          <table:table-cell table:number-columns-repeated="12"/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20268 AND Cost &lt;= 800.0;</text:p>
          </table:table-cell>
          <table:table-cell table:number-columns-repeated="12"/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99925 AND Cost &lt;= 800.0;</text:p>
          </table:table-cell>
          <table:table-cell table:number-columns-repeated="12"/>
          <table:table-cell office:value-type="float" office:value="10201" calcext:value-type="float">
            <text:p>10201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0383 AND Cost &lt;= 800.0;</text:p>
          </table:table-cell>
          <table:table-cell table:number-columns-repeated="12"/>
          <table:table-cell office:value-type="float" office:value="10222" calcext:value-type="float">
            <text:p>1022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1686 AND Cost &lt;= 800.0;</text:p>
          </table:table-cell>
          <table:table-cell table:number-columns-repeated="12"/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83645 AND Cost &lt;= 800.0;</text:p>
          </table:table-cell>
          <table:table-cell table:number-columns-repeated="12"/>
          <table:table-cell office:value-type="float" office:value="9332" calcext:value-type="float">
            <text:p>933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60483 AND Cost &lt;= 800.0;</text:p>
          </table:table-cell>
          <table:table-cell table:number-columns-repeated="12"/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0556 AND Cost &lt;= 800.0;</text:p>
          </table:table-cell>
          <table:table-cell table:number-columns-repeated="12"/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612 AND Cost &lt;= 800.0;</text:p>
          </table:table-cell>
          <table:table-cell table:number-columns-repeated="12"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37491 AND Cost &lt;= 800.0;</text:p>
          </table:table-cell>
          <table:table-cell table:number-columns-repeated="12"/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64682 AND Cost &lt;= 800.0;</text:p>
          </table:table-cell>
          <table:table-cell table:number-columns-repeated="12"/>
          <table:table-cell office:value-type="float" office:value="8396" calcext:value-type="float">
            <text:p>839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46574 AND Cost &lt;= 800.0;</text:p>
          </table:table-cell>
          <table:table-cell table:number-columns-repeated="12"/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1799 AND Cost &lt;= 800.0;</text:p>
          </table:table-cell>
          <table:table-cell table:number-columns-repeated="12"/>
          <table:table-cell office:value-type="float" office:value="5214" calcext:value-type="float">
            <text:p>521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9145 AND Cost &lt;= 800.0;</text:p>
          </table:table-cell>
          <table:table-cell table:number-columns-repeated="12"/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50384 AND Cost &lt;= 800.0;</text:p>
          </table:table-cell>
          <table:table-cell table:number-columns-repeated="12"/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3333 AND Cost &lt;= 800.0;</text:p>
          </table:table-cell>
          <table:table-cell table:number-columns-repeated="12"/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4020 AND Cost &lt;= 800.0;</text:p>
          </table:table-cell>
          <table:table-cell table:number-columns-repeated="12"/>
          <table:table-cell office:value-type="float" office:value="10414" calcext:value-type="float">
            <text:p>1041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8068 AND Cost &lt;= 800.0;</text:p>
          </table:table-cell>
          <table:table-cell table:number-columns-repeated="12"/>
          <table:table-cell office:value-type="float" office:value="10590" calcext:value-type="float">
            <text:p>1059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2635 AND Cost &lt;= 800.0;</text:p>
          </table:table-cell>
          <table:table-cell table:number-columns-repeated="12"/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31360 AND Cost &lt;= 800.0;</text:p>
          </table:table-cell>
          <table:table-cell table:number-columns-repeated="12"/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8810 AND Cost &lt;= 800.0;</text:p>
          </table:table-cell>
          <table:table-cell table:number-columns-repeated="12"/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6547 AND Cost &lt;= 800.0;</text:p>
          </table:table-cell>
          <table:table-cell table:number-columns-repeated="12"/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80332 AND Cost &lt;= 800.0;</text:p>
          </table:table-cell>
          <table:table-cell table:number-columns-repeated="12"/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426 AND Cost &lt;= 800.0;</text:p>
          </table:table-cell>
          <table:table-cell table:number-columns-repeated="1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3970 AND Cost &lt;= 800.0;</text:p>
          </table:table-cell>
          <table:table-cell table:number-columns-repeated="12"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03976 AND Cost &lt;= 800.0;</text:p>
          </table:table-cell>
          <table:table-cell table:number-columns-repeated="12"/>
          <table:table-cell office:value-type="float" office:value="10413" calcext:value-type="float">
            <text:p>10413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1773 AND Cost &lt;= 800.0;</text:p>
          </table:table-cell>
          <table:table-cell table:number-columns-repeated="12"/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0216 AND Cost &lt;= 800.0;</text:p>
          </table:table-cell>
          <table:table-cell table:number-columns-repeated="12"/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748 AND Cost &lt;= 800.0;</text:p>
          </table:table-cell>
          <table:table-cell table:number-columns-repeated="12"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96268 AND Cost &lt;= 800.0;</text:p>
          </table:table-cell>
          <table:table-cell table:number-columns-repeated="12"/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62536 AND Cost &lt;= 800.0;</text:p>
          </table:table-cell>
          <table:table-cell table:number-columns-repeated="12"/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38968 AND Cost &lt;= 800.0;</text:p>
          </table:table-cell>
          <table:table-cell table:number-columns-repeated="12"/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19412 AND Cost &lt;= 800.0;</text:p>
          </table:table-cell>
          <table:table-cell table:number-columns-repeated="12"/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9560 AND Cost &lt;= 800.0;</text:p>
          </table:table-cell>
          <table:table-cell table:number-columns-repeated="12"/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25766 AND Cost &lt;= 800.0;</text:p>
          </table:table-cell>
          <table:table-cell table:number-columns-repeated="12"/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03081 AND Cost &lt;= 800.0;</text:p>
          </table:table-cell>
          <table:table-cell table:number-columns-repeated="12"/>
          <table:table-cell office:value-type="float" office:value="5268" calcext:value-type="float">
            <text:p>5268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66992 AND Cost &lt;= 800.0;</text:p>
          </table:table-cell>
          <table:table-cell table:number-columns-repeated="12"/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28395 AND Cost &lt;= 800.0;</text:p>
          </table:table-cell>
          <table:table-cell table:number-columns-repeated="12"/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35903 AND Cost &lt;= 800.0;</text:p>
          </table:table-cell>
          <table:table-cell table:number-columns-repeated="12"/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50913 AND Cost &lt;= 800.0;</text:p>
          </table:table-cell>
          <table:table-cell table:number-columns-repeated="12"/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85113 AND Cost &lt;= 800.0;</text:p>
          </table:table-cell>
          <table:table-cell table:number-columns-repeated="12"/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94389 AND Cost &lt;= 800.0;</text:p>
          </table:table-cell>
          <table:table-cell table:number-columns-repeated="12"/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11485 AND Cost &lt;= 800.0;</text:p>
          </table:table-cell>
          <table:table-cell table:number-columns-repeated="12"/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67840 AND Cost &lt;= 800.0;</text:p>
          </table:table-cell>
          <table:table-cell table:number-columns-repeated="12"/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75808 AND Cost &lt;= 800.0;</text:p>
          </table:table-cell>
          <table:table-cell table:number-columns-repeated="12"/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92283 AND Cost &lt;= 800.0;</text:p>
          </table:table-cell>
          <table:table-cell table:number-columns-repeated="12"/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28824 AND Cost &lt;= 800.0;</text:p>
          </table:table-cell>
          <table:table-cell table:number-columns-repeated="12"/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35539 AND Cost &lt;= 800.0;</text:p>
          </table:table-cell>
          <table:table-cell table:number-columns-repeated="12"/>
          <table:table-cell office:value-type="float" office:value="6925" calcext:value-type="float">
            <text:p>6925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45931 AND Cost &lt;= 800.0;</text:p>
          </table:table-cell>
          <table:table-cell table:number-columns-repeated="12"/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13239 AND Cost &lt;= 800.0;</text:p>
          </table:table-cell>
          <table:table-cell table:number-columns-repeated="12"/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INSERT INTO ISO800 SELECT CastToMultiPolygon ( ST_ConcaveHull(ST_Collect(Geometry))) AS geom FROM byfoot WHERE NodeFrom <text:s/>= 58004 AND Cost &lt;= 800.0;</text:p>
          </table:table-cell>
          <table:table-cell table:number-columns-repeated="12"/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string" calcext:value-type="string">
            <text:p>SELECT RecoverGeometryColumn('ISO800', 'geom', 4326, 'MULTIPOLYGON', 'XY');</text:p>
          </table:table-cell>
          <table:table-cell table:number-columns-repeated="13"/>
        </table:table-row>
      </table:table>
      <table:table table:name="Foglio2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n toccare</text:p>
          </table:table-cell>
          <table:table-cell table:style-name="Default"/>
          <table:table-cell table:style-name="ce2" office:value-type="string" calcext:value-type="string">
            <text:p>400.0</text:p>
          </table:table-cell>
          <table:table-cell office:value-type="string" calcext:value-type="string">
            <text:p>isocron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di_fontanelle</text:p>
          </table:table-cell>
          <table:table-cell/>
          <table:table-cell table:formula="of:=CONCATENATE(&quot;CREATE TABLE ISO&quot;; LEFT([.C1];3);&quot; AS&quot;)" office:value-type="string" office:string-value="CREATE TABLE ISO400 AS" calcext:value-type="string">
            <text:p>CREATE TABLE ISO400 AS</text:p>
          </table:table-cell>
        </table:table-row>
        <table:table-row table:style-name="ro1">
          <table:table-cell office:value-type="string" calcext:value-type="string">
            <text:p>SELECT CastToMultiPolygon ( ST_ConcaveHull(ST_Collect(Geometry))) AS geom FROM byfoot WHERE NodeFrom <text:s/>= </text:p>
          </table:table-cell>
          <table:table-cell office:value-type="float" office:value="4820" calcext:value-type="float">
            <text:p>4820</text:p>
          </table:table-cell>
          <table:table-cell table:formula="of:=CONCATENATE( &quot; AND Cost &lt;= &quot;;[.C1];&quot;;&quot;)" office:value-type="string" office:string-value=" AND Cost &lt;= 400.0;" calcext:value-type="string">
            <text:p><text:s/>AND Cost &lt;= 400.0;</text:p>
          </table:table-cell>
          <table:table-cell table:formula="of:=CONCATENATE([.$A$3];[.B3];[.$C$3])" office:value-type="string" office:string-value="SELECT CastToMultiPolygon ( ST_ConcaveHull(ST_Collect(Geometry))) AS geom FROM byfoot WHERE NodeFrom  = 4820 AND Cost &lt;= 400.0;" calcext:value-type="string">
            <text:p>SELECT CastToMultiPolygon ( ST_ConcaveHull(ST_Collect(Geometry))) AS geom FROM byfoot WHERE NodeFrom <text:s/>= 4820 AND Cost &lt;= 400.0;</text:p>
          </table:table-cell>
        </table:table-row>
        <table:table-row table:style-name="ro1">
          <table:table-cell office:value-type="string" calcext:value-type="string">
            <text:p>INSERT INTO ISO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CONCATENATE([.$A$4];LEFT([.C1];3);[.$A$5];[.B4];[.$C$3])" office:value-type="string" office:string-value="INSERT INTO ISO400 SELECT CastToMultiPolygon ( ST_ConcaveHull(ST_Collect(Geometry))) AS geom FROM byfoot WHERE NodeFrom  = 520 AND Cost &lt;= 400.0;" calcext:value-type="string">
            <text:p>INSERT INTO ISO400 SELECT CastToMultiPolygon ( ST_ConcaveHull(ST_Collect(Geometry))) AS geom FROM byfoot WHERE NodeFrom <text:s/>= 520 AND Cost &lt;= 400.0;</text:p>
          </table:table-cell>
        </table:table-row>
        <table:table-row table:style-name="ro1">
          <table:table-cell office:value-type="string" calcext:value-type="string">
            <text:p><text:s/>SELECT CastToMultiPolygon ( ST_ConcaveHull(ST_Collect(Geometry))) AS geom FROM byfoot WHERE NodeFrom <text:s/>= </text:p>
          </table:table-cell>
          <table:table-cell office:value-type="float" office:value="10714" calcext:value-type="float">
            <text:p>10714</text:p>
          </table:table-cell>
          <table:table-cell/>
          <table:table-cell table:formula="of:=CONCATENATE([.$A$4];LEFT([.C2];3);[.$A$5];[.B5];[.$C$3])" office:value-type="string" office:string-value="INSERT INTO ISO SELECT CastToMultiPolygon ( ST_ConcaveHull(ST_Collect(Geometry))) AS geom FROM byfoot WHERE NodeFrom  = 10714 AND Cost &lt;= 400.0;" calcext:value-type="string">
            <text:p>INSERT INTO ISO SELECT CastToMultiPolygon ( ST_ConcaveHull(ST_Collect(Geometry))) AS geom FROM byfoot WHERE NodeFrom <text:s/>= 10714 AND Cost &lt;= 400.0;</text:p>
          </table:table-cell>
        </table:table-row>
        <table:table-row table:style-name="ro1">
          <table:table-cell/>
          <table:table-cell office:value-type="float" office:value="8460" calcext:value-type="float">
            <text:p>8460</text:p>
          </table:table-cell>
          <table:table-cell/>
          <table:table-cell table:formula="of:=CONCATENATE([.$A$4];LEFT([.C3];3);[.$A$5];[.B6];[.$C$3])" office:value-type="string" office:string-value="INSERT INTO ISO AN SELECT CastToMultiPolygon ( ST_ConcaveHull(ST_Collect(Geometry))) AS geom FROM byfoot WHERE NodeFrom  = 8460 AND Cost &lt;= 400.0;" calcext:value-type="string">
            <text:p>INSERT INTO ISO AN SELECT CastToMultiPolygon ( ST_ConcaveHull(ST_Collect(Geometry))) AS geom FROM byfoot WHERE NodeFrom <text:s/>= 8460 AND Cost &lt;= 400.0;</text:p>
          </table:table-cell>
        </table:table-row>
        <table:table-row table:style-name="ro1">
          <table:table-cell/>
          <table:table-cell office:value-type="float" office:value="3910" calcext:value-type="float">
            <text:p>3910</text:p>
          </table:table-cell>
          <table:table-cell/>
          <table:table-cell table:formula="of:=CONCATENATE([.$A$4];LEFT([.C4];3);[.$A$5];[.B7];[.$C$3])" office:value-type="string" office:string-value="INSERT INTO ISO SELECT CastToMultiPolygon ( ST_ConcaveHull(ST_Collect(Geometry))) AS geom FROM byfoot WHERE NodeFrom  = 3910 AND Cost &lt;= 400.0;" calcext:value-type="string">
            <text:p>INSERT INTO ISO SELECT CastToMultiPolygon ( ST_ConcaveHull(ST_Collect(Geometry))) AS geom FROM byfoot WHERE NodeFrom <text:s/>= 3910 AND Cost &lt;= 400.0;</text:p>
          </table:table-cell>
        </table:table-row>
        <table:table-row table:style-name="ro1">
          <table:table-cell/>
          <table:table-cell office:value-type="float" office:value="8604" calcext:value-type="float">
            <text:p>8604</text:p>
          </table:table-cell>
          <table:table-cell/>
          <table:table-cell table:formula="of:=CONCATENATE([.$A$4];LEFT([.C5];3);[.$A$5];[.B8];[.$C$3])" office:value-type="string" office:string-value="INSERT INTO ISO SELECT CastToMultiPolygon ( ST_ConcaveHull(ST_Collect(Geometry))) AS geom FROM byfoot WHERE NodeFrom  = 8604 AND Cost &lt;= 400.0;" calcext:value-type="string">
            <text:p>INSERT INTO ISO SELECT CastToMultiPolygon ( ST_ConcaveHull(ST_Collect(Geometry))) AS geom FROM byfoot WHERE NodeFrom <text:s/>= 8604 AND Cost &lt;= 400.0;</text:p>
          </table:table-cell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/>
          <table:table-cell table:formula="of:=CONCATENATE([.$A$4];LEFT([.C6];3);[.$A$5];[.B9];[.$C$3])" office:value-type="string" office:string-value="INSERT INTO ISO SELECT CastToMultiPolygon ( ST_ConcaveHull(ST_Collect(Geometry))) AS geom FROM byfoot WHERE NodeFrom  = 1547 AND Cost &lt;= 400.0;" calcext:value-type="string">
            <text:p>INSERT INTO ISO SELECT CastToMultiPolygon ( ST_ConcaveHull(ST_Collect(Geometry))) AS geom FROM byfoot WHERE NodeFrom <text:s/>= 1547 AND Cost &lt;= 400.0;</text:p>
          </table:table-cell>
        </table:table-row>
        <table:table-row table:style-name="ro1">
          <table:table-cell/>
          <table:table-cell office:value-type="float" office:value="8764" calcext:value-type="float">
            <text:p>8764</text:p>
          </table:table-cell>
          <table:table-cell/>
          <table:table-cell table:formula="of:=CONCATENATE([.$A$4];LEFT([.C7];3);[.$A$5];[.B10];[.$C$3])" office:value-type="string" office:string-value="INSERT INTO ISO SELECT CastToMultiPolygon ( ST_ConcaveHull(ST_Collect(Geometry))) AS geom FROM byfoot WHERE NodeFrom  = 8764 AND Cost &lt;= 400.0;" calcext:value-type="string">
            <text:p>INSERT INTO ISO SELECT CastToMultiPolygon ( ST_ConcaveHull(ST_Collect(Geometry))) AS geom FROM byfoot WHERE NodeFrom <text:s/>= 8764 AND Cost &lt;= 400.0;</text:p>
          </table:table-cell>
        </table:table-row>
        <table:table-row table:style-name="ro1">
          <table:table-cell/>
          <table:table-cell office:value-type="float" office:value="10424" calcext:value-type="float">
            <text:p>10424</text:p>
          </table:table-cell>
          <table:table-cell/>
          <table:table-cell table:formula="of:=CONCATENATE([.$A$4];LEFT([.C8];3);[.$A$5];[.B11];[.$C$3])" office:value-type="string" office:string-value="INSERT INTO ISO SELECT CastToMultiPolygon ( ST_ConcaveHull(ST_Collect(Geometry))) AS geom FROM byfoot WHERE NodeFrom  = 10424 AND Cost &lt;= 400.0;" calcext:value-type="string">
            <text:p>INSERT INTO ISO SELECT CastToMultiPolygon ( ST_ConcaveHull(ST_Collect(Geometry))) AS geom FROM byfoot WHERE NodeFrom <text:s/>= 10424 AND Cost &lt;= 400.0;</text:p>
          </table:table-cell>
        </table:table-row>
        <table:table-row table:style-name="ro1">
          <table:table-cell/>
          <table:table-cell office:value-type="float" office:value="3814" calcext:value-type="float">
            <text:p>3814</text:p>
          </table:table-cell>
          <table:table-cell/>
          <table:table-cell table:formula="of:=CONCATENATE([.$A$4];LEFT([.C9];3);[.$A$5];[.B12];[.$C$3])" office:value-type="string" office:string-value="INSERT INTO ISO SELECT CastToMultiPolygon ( ST_ConcaveHull(ST_Collect(Geometry))) AS geom FROM byfoot WHERE NodeFrom  = 3814 AND Cost &lt;= 400.0;" calcext:value-type="string">
            <text:p>INSERT INTO ISO SELECT CastToMultiPolygon ( ST_ConcaveHull(ST_Collect(Geometry))) AS geom FROM byfoot WHERE NodeFrom <text:s/>= 3814 AND Cost &lt;= 400.0;</text:p>
          </table:table-cell>
        </table:table-row>
        <table:table-row table:style-name="ro1">
          <table:table-cell/>
          <table:table-cell office:value-type="float" office:value="5616" calcext:value-type="float">
            <text:p>5616</text:p>
          </table:table-cell>
          <table:table-cell/>
          <table:table-cell table:formula="of:=CONCATENATE([.$A$4];LEFT([.C10];3);[.$A$5];[.B13];[.$C$3])" office:value-type="string" office:string-value="INSERT INTO ISO SELECT CastToMultiPolygon ( ST_ConcaveHull(ST_Collect(Geometry))) AS geom FROM byfoot WHERE NodeFrom  = 5616 AND Cost &lt;= 400.0;" calcext:value-type="string">
            <text:p>INSERT INTO ISO SELECT CastToMultiPolygon ( ST_ConcaveHull(ST_Collect(Geometry))) AS geom FROM byfoot WHERE NodeFrom <text:s/>= 5616 AND Cost &lt;= 400.0;</text:p>
          </table:table-cell>
        </table:table-row>
        <table:table-row table:style-name="ro1">
          <table:table-cell/>
          <table:table-cell office:value-type="float" office:value="10199" calcext:value-type="float">
            <text:p>10199</text:p>
          </table:table-cell>
          <table:table-cell/>
          <table:table-cell table:formula="of:=CONCATENATE([.$A$4];LEFT([.C11];3);[.$A$5];[.B14];[.$C$3])" office:value-type="string" office:string-value="INSERT INTO ISO SELECT CastToMultiPolygon ( ST_ConcaveHull(ST_Collect(Geometry))) AS geom FROM byfoot WHERE NodeFrom  = 10199 AND Cost &lt;= 400.0;" calcext:value-type="string">
            <text:p>INSERT INTO ISO SELECT CastToMultiPolygon ( ST_ConcaveHull(ST_Collect(Geometry))) AS geom FROM byfoot WHERE NodeFrom <text:s/>= 10199 AND Cost &lt;= 400.0;</text:p>
          </table:table-cell>
        </table:table-row>
        <table:table-row table:style-name="ro1">
          <table:table-cell/>
          <table:table-cell office:value-type="float" office:value="6482" calcext:value-type="float">
            <text:p>6482</text:p>
          </table:table-cell>
          <table:table-cell/>
          <table:table-cell table:formula="of:=CONCATENATE([.$A$4];LEFT([.C12];3);[.$A$5];[.B15];[.$C$3])" office:value-type="string" office:string-value="INSERT INTO ISO SELECT CastToMultiPolygon ( ST_ConcaveHull(ST_Collect(Geometry))) AS geom FROM byfoot WHERE NodeFrom  = 6482 AND Cost &lt;= 400.0;" calcext:value-type="string">
            <text:p>INSERT INTO ISO SELECT CastToMultiPolygon ( ST_ConcaveHull(ST_Collect(Geometry))) AS geom FROM byfoot WHERE NodeFrom <text:s/>= 6482 AND Cost &lt;= 400.0;</text:p>
          </table:table-cell>
        </table:table-row>
        <table:table-row table:style-name="ro1">
          <table:table-cell/>
          <table:table-cell office:value-type="float" office:value="7546" calcext:value-type="float">
            <text:p>7546</text:p>
          </table:table-cell>
          <table:table-cell/>
          <table:table-cell table:formula="of:=CONCATENATE([.$A$4];LEFT([.C13];3);[.$A$5];[.B16];[.$C$3])" office:value-type="string" office:string-value="INSERT INTO ISO SELECT CastToMultiPolygon ( ST_ConcaveHull(ST_Collect(Geometry))) AS geom FROM byfoot WHERE NodeFrom  = 7546 AND Cost &lt;= 400.0;" calcext:value-type="string">
            <text:p>INSERT INTO ISO SELECT CastToMultiPolygon ( ST_ConcaveHull(ST_Collect(Geometry))) AS geom FROM byfoot WHERE NodeFrom <text:s/>= 7546 AND Cost &lt;= 400.0;</text:p>
          </table:table-cell>
        </table:table-row>
        <table:table-row table:style-name="ro1">
          <table:table-cell/>
          <table:table-cell office:value-type="float" office:value="3286" calcext:value-type="float">
            <text:p>3286</text:p>
          </table:table-cell>
          <table:table-cell/>
          <table:table-cell table:formula="of:=CONCATENATE([.$A$4];LEFT([.C14];3);[.$A$5];[.B17];[.$C$3])" office:value-type="string" office:string-value="INSERT INTO ISO SELECT CastToMultiPolygon ( ST_ConcaveHull(ST_Collect(Geometry))) AS geom FROM byfoot WHERE NodeFrom  = 3286 AND Cost &lt;= 400.0;" calcext:value-type="string">
            <text:p>INSERT INTO ISO SELECT CastToMultiPolygon ( ST_ConcaveHull(ST_Collect(Geometry))) AS geom FROM byfoot WHERE NodeFrom <text:s/>= 3286 AND Cost &lt;= 400.0;</text:p>
          </table:table-cell>
        </table:table-row>
        <table:table-row table:style-name="ro1">
          <table:table-cell/>
          <table:table-cell office:value-type="float" office:value="6060" calcext:value-type="float">
            <text:p>6060</text:p>
          </table:table-cell>
          <table:table-cell/>
          <table:table-cell table:formula="of:=CONCATENATE([.$A$4];LEFT([.C15];3);[.$A$5];[.B18];[.$C$3])" office:value-type="string" office:string-value="INSERT INTO ISO SELECT CastToMultiPolygon ( ST_ConcaveHull(ST_Collect(Geometry))) AS geom FROM byfoot WHERE NodeFrom  = 6060 AND Cost &lt;= 400.0;" calcext:value-type="string">
            <text:p>INSERT INTO ISO SELECT CastToMultiPolygon ( ST_ConcaveHull(ST_Collect(Geometry))) AS geom FROM byfoot WHERE NodeFrom <text:s/>= 6060 AND Cost &lt;= 400.0;</text:p>
          </table:table-cell>
        </table:table-row>
        <table:table-row table:style-name="ro1">
          <table:table-cell/>
          <table:table-cell office:value-type="float" office:value="3067" calcext:value-type="float">
            <text:p>3067</text:p>
          </table:table-cell>
          <table:table-cell/>
          <table:table-cell table:formula="of:=CONCATENATE([.$A$4];LEFT([.C16];3);[.$A$5];[.B19];[.$C$3])" office:value-type="string" office:string-value="INSERT INTO ISO SELECT CastToMultiPolygon ( ST_ConcaveHull(ST_Collect(Geometry))) AS geom FROM byfoot WHERE NodeFrom  = 3067 AND Cost &lt;= 400.0;" calcext:value-type="string">
            <text:p>INSERT INTO ISO SELECT CastToMultiPolygon ( ST_ConcaveHull(ST_Collect(Geometry))) AS geom FROM byfoot WHERE NodeFrom <text:s/>= 3067 AND Cost &lt;= 400.0;</text:p>
          </table:table-cell>
        </table:table-row>
        <table:table-row table:style-name="ro1">
          <table:table-cell/>
          <table:table-cell office:value-type="float" office:value="7162" calcext:value-type="float">
            <text:p>7162</text:p>
          </table:table-cell>
          <table:table-cell/>
          <table:table-cell table:formula="of:=CONCATENATE([.$A$4];LEFT([.C17];3);[.$A$5];[.B20];[.$C$3])" office:value-type="string" office:string-value="INSERT INTO ISO SELECT CastToMultiPolygon ( ST_ConcaveHull(ST_Collect(Geometry))) AS geom FROM byfoot WHERE NodeFrom  = 7162 AND Cost &lt;= 400.0;" calcext:value-type="string">
            <text:p>INSERT INTO ISO SELECT CastToMultiPolygon ( ST_ConcaveHull(ST_Collect(Geometry))) AS geom FROM byfoot WHERE NodeFrom <text:s/>= 7162 AND Cost &lt;= 400.0;</text:p>
          </table:table-cell>
        </table:table-row>
        <table:table-row table:style-name="ro1">
          <table:table-cell/>
          <table:table-cell office:value-type="float" office:value="7634" calcext:value-type="float">
            <text:p>7634</text:p>
          </table:table-cell>
          <table:table-cell/>
          <table:table-cell table:formula="of:=CONCATENATE([.$A$4];LEFT([.C18];3);[.$A$5];[.B21];[.$C$3])" office:value-type="string" office:string-value="INSERT INTO ISO SELECT CastToMultiPolygon ( ST_ConcaveHull(ST_Collect(Geometry))) AS geom FROM byfoot WHERE NodeFrom  = 7634 AND Cost &lt;= 400.0;" calcext:value-type="string">
            <text:p>INSERT INTO ISO SELECT CastToMultiPolygon ( ST_ConcaveHull(ST_Collect(Geometry))) AS geom FROM byfoot WHERE NodeFrom <text:s/>= 7634 AND Cost &lt;= 400.0;</text:p>
          </table:table-cell>
        </table:table-row>
        <table:table-row table:style-name="ro1">
          <table:table-cell/>
          <table:table-cell office:value-type="float" office:value="2636" calcext:value-type="float">
            <text:p>2636</text:p>
          </table:table-cell>
          <table:table-cell/>
          <table:table-cell table:formula="of:=CONCATENATE([.$A$4];LEFT([.C19];3);[.$A$5];[.B22];[.$C$3])" office:value-type="string" office:string-value="INSERT INTO ISO SELECT CastToMultiPolygon ( ST_ConcaveHull(ST_Collect(Geometry))) AS geom FROM byfoot WHERE NodeFrom  = 2636 AND Cost &lt;= 400.0;" calcext:value-type="string">
            <text:p>INSERT INTO ISO SELECT CastToMultiPolygon ( ST_ConcaveHull(ST_Collect(Geometry))) AS geom FROM byfoot WHERE NodeFrom <text:s/>= 2636 AND Cost &lt;= 400.0;</text:p>
          </table:table-cell>
        </table:table-row>
        <table:table-row table:style-name="ro1">
          <table:table-cell/>
          <table:table-cell office:value-type="float" office:value="9494" calcext:value-type="float">
            <text:p>9494</text:p>
          </table:table-cell>
          <table:table-cell/>
          <table:table-cell table:formula="of:=CONCATENATE([.$A$4];LEFT([.C20];3);[.$A$5];[.B23];[.$C$3])" office:value-type="string" office:string-value="INSERT INTO ISO SELECT CastToMultiPolygon ( ST_ConcaveHull(ST_Collect(Geometry))) AS geom FROM byfoot WHERE NodeFrom  = 9494 AND Cost &lt;= 400.0;" calcext:value-type="string">
            <text:p>INSERT INTO ISO SELECT CastToMultiPolygon ( ST_ConcaveHull(ST_Collect(Geometry))) AS geom FROM byfoot WHERE NodeFrom <text:s/>= 9494 AND Cost &lt;= 400.0;</text:p>
          </table:table-cell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/>
          <table:table-cell table:formula="of:=CONCATENATE([.$A$4];LEFT([.C21];3);[.$A$5];[.B24];[.$C$3])" office:value-type="string" office:string-value="INSERT INTO ISO SELECT CastToMultiPolygon ( ST_ConcaveHull(ST_Collect(Geometry))) AS geom FROM byfoot WHERE NodeFrom  = 2192 AND Cost &lt;= 400.0;" calcext:value-type="string">
            <text:p>INSERT INTO ISO SELECT CastToMultiPolygon ( ST_ConcaveHull(ST_Collect(Geometry))) AS geom FROM byfoot WHERE NodeFrom <text:s/>= 2192 AND Cost &lt;= 400.0;</text:p>
          </table:table-cell>
        </table:table-row>
        <table:table-row table:style-name="ro1">
          <table:table-cell/>
          <table:table-cell office:value-type="float" office:value="3457" calcext:value-type="float">
            <text:p>3457</text:p>
          </table:table-cell>
          <table:table-cell/>
          <table:table-cell table:formula="of:=CONCATENATE([.$A$4];LEFT([.C22];3);[.$A$5];[.B25];[.$C$3])" office:value-type="string" office:string-value="INSERT INTO ISO SELECT CastToMultiPolygon ( ST_ConcaveHull(ST_Collect(Geometry))) AS geom FROM byfoot WHERE NodeFrom  = 3457 AND Cost &lt;= 400.0;" calcext:value-type="string">
            <text:p>INSERT INTO ISO SELECT CastToMultiPolygon ( ST_ConcaveHull(ST_Collect(Geometry))) AS geom FROM byfoot WHERE NodeFrom <text:s/>= 3457 AND Cost &lt;= 400.0;</text:p>
          </table:table-cell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/>
          <table:table-cell table:formula="of:=CONCATENATE([.$A$4];LEFT([.C23];3);[.$A$5];[.B26];[.$C$3])" office:value-type="string" office:string-value="INSERT INTO ISO SELECT CastToMultiPolygon ( ST_ConcaveHull(ST_Collect(Geometry))) AS geom FROM byfoot WHERE NodeFrom  = 6911 AND Cost &lt;= 400.0;" calcext:value-type="string">
            <text:p>INSERT INTO ISO SELECT CastToMultiPolygon ( ST_ConcaveHull(ST_Collect(Geometry))) AS geom FROM byfoot WHERE NodeFrom <text:s/>= 6911 AND Cost &lt;= 400.0;</text:p>
          </table:table-cell>
        </table:table-row>
        <table:table-row table:style-name="ro1">
          <table:table-cell/>
          <table:table-cell office:value-type="float" office:value="4169" calcext:value-type="float">
            <text:p>4169</text:p>
          </table:table-cell>
          <table:table-cell/>
          <table:table-cell table:formula="of:=CONCATENATE([.$A$4];LEFT([.C24];3);[.$A$5];[.B27];[.$C$3])" office:value-type="string" office:string-value="INSERT INTO ISO SELECT CastToMultiPolygon ( ST_ConcaveHull(ST_Collect(Geometry))) AS geom FROM byfoot WHERE NodeFrom  = 4169 AND Cost &lt;= 400.0;" calcext:value-type="string">
            <text:p>INSERT INTO ISO SELECT CastToMultiPolygon ( ST_ConcaveHull(ST_Collect(Geometry))) AS geom FROM byfoot WHERE NodeFrom <text:s/>= 4169 AND Cost &lt;= 400.0;</text:p>
          </table:table-cell>
        </table:table-row>
        <table:table-row table:style-name="ro1">
          <table:table-cell/>
          <table:table-cell office:value-type="float" office:value="6113" calcext:value-type="float">
            <text:p>6113</text:p>
          </table:table-cell>
          <table:table-cell/>
          <table:table-cell table:formula="of:=CONCATENATE([.$A$4];LEFT([.C25];3);[.$A$5];[.B28];[.$C$3])" office:value-type="string" office:string-value="INSERT INTO ISO SELECT CastToMultiPolygon ( ST_ConcaveHull(ST_Collect(Geometry))) AS geom FROM byfoot WHERE NodeFrom  = 6113 AND Cost &lt;= 400.0;" calcext:value-type="string">
            <text:p>INSERT INTO ISO SELECT CastToMultiPolygon ( ST_ConcaveHull(ST_Collect(Geometry))) AS geom FROM byfoot WHERE NodeFrom <text:s/>= 6113 AND Cost &lt;= 400.0;</text:p>
          </table:table-cell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/>
          <table:table-cell table:formula="of:=CONCATENATE([.$A$4];LEFT([.C26];3);[.$A$5];[.B29];[.$C$3])" office:value-type="string" office:string-value="INSERT INTO ISO SELECT CastToMultiPolygon ( ST_ConcaveHull(ST_Collect(Geometry))) AS geom FROM byfoot WHERE NodeFrom  = 3170 AND Cost &lt;= 400.0;" calcext:value-type="string">
            <text:p>INSERT INTO ISO SELECT CastToMultiPolygon ( ST_ConcaveHull(ST_Collect(Geometry))) AS geom FROM byfoot WHERE NodeFrom <text:s/>= 3170 AND Cost &lt;= 400.0;</text:p>
          </table:table-cell>
        </table:table-row>
        <table:table-row table:style-name="ro1">
          <table:table-cell/>
          <table:table-cell office:value-type="float" office:value="8576" calcext:value-type="float">
            <text:p>8576</text:p>
          </table:table-cell>
          <table:table-cell/>
          <table:table-cell table:formula="of:=CONCATENATE([.$A$4];LEFT([.C27];3);[.$A$5];[.B30];[.$C$3])" office:value-type="string" office:string-value="INSERT INTO ISO SELECT CastToMultiPolygon ( ST_ConcaveHull(ST_Collect(Geometry))) AS geom FROM byfoot WHERE NodeFrom  = 8576 AND Cost &lt;= 400.0;" calcext:value-type="string">
            <text:p>INSERT INTO ISO SELECT CastToMultiPolygon ( ST_ConcaveHull(ST_Collect(Geometry))) AS geom FROM byfoot WHERE NodeFrom <text:s/>= 8576 AND Cost &lt;= 400.0;</text:p>
          </table:table-cell>
        </table:table-row>
        <table:table-row table:style-name="ro1">
          <table:table-cell/>
          <table:table-cell office:value-type="float" office:value="3562" calcext:value-type="float">
            <text:p>3562</text:p>
          </table:table-cell>
          <table:table-cell/>
          <table:table-cell table:formula="of:=CONCATENATE([.$A$4];LEFT([.C28];3);[.$A$5];[.B31];[.$C$3])" office:value-type="string" office:string-value="INSERT INTO ISO SELECT CastToMultiPolygon ( ST_ConcaveHull(ST_Collect(Geometry))) AS geom FROM byfoot WHERE NodeFrom  = 3562 AND Cost &lt;= 400.0;" calcext:value-type="string">
            <text:p>INSERT INTO ISO SELECT CastToMultiPolygon ( ST_ConcaveHull(ST_Collect(Geometry))) AS geom FROM byfoot WHERE NodeFrom <text:s/>= 3562 AND Cost &lt;= 400.0;</text:p>
          </table:table-cell>
        </table:table-row>
        <table:table-row table:style-name="ro1">
          <table:table-cell/>
          <table:table-cell office:value-type="float" office:value="9621" calcext:value-type="float">
            <text:p>9621</text:p>
          </table:table-cell>
          <table:table-cell/>
          <table:table-cell table:formula="of:=CONCATENATE([.$A$4];LEFT([.C29];3);[.$A$5];[.B32];[.$C$3])" office:value-type="string" office:string-value="INSERT INTO ISO SELECT CastToMultiPolygon ( ST_ConcaveHull(ST_Collect(Geometry))) AS geom FROM byfoot WHERE NodeFrom  = 9621 AND Cost &lt;= 400.0;" calcext:value-type="string">
            <text:p>INSERT INTO ISO SELECT CastToMultiPolygon ( ST_ConcaveHull(ST_Collect(Geometry))) AS geom FROM byfoot WHERE NodeFrom <text:s/>= 9621 AND Cost &lt;= 400.0;</text:p>
          </table:table-cell>
        </table:table-row>
        <table:table-row table:style-name="ro1">
          <table:table-cell/>
          <table:table-cell office:value-type="float" office:value="7926" calcext:value-type="float">
            <text:p>7926</text:p>
          </table:table-cell>
          <table:table-cell/>
          <table:table-cell table:formula="of:=CONCATENATE([.$A$4];LEFT([.C30];3);[.$A$5];[.B33];[.$C$3])" office:value-type="string" office:string-value="INSERT INTO ISO SELECT CastToMultiPolygon ( ST_ConcaveHull(ST_Collect(Geometry))) AS geom FROM byfoot WHERE NodeFrom  = 7926 AND Cost &lt;= 400.0;" calcext:value-type="string">
            <text:p>INSERT INTO ISO SELECT CastToMultiPolygon ( ST_ConcaveHull(ST_Collect(Geometry))) AS geom FROM byfoot WHERE NodeFrom <text:s/>= 7926 AND Cost &lt;= 400.0;</text:p>
          </table:table-cell>
        </table:table-row>
        <table:table-row table:style-name="ro1">
          <table:table-cell/>
          <table:table-cell office:value-type="float" office:value="6829" calcext:value-type="float">
            <text:p>6829</text:p>
          </table:table-cell>
          <table:table-cell/>
          <table:table-cell table:formula="of:=CONCATENATE([.$A$4];LEFT([.C31];3);[.$A$5];[.B34];[.$C$3])" office:value-type="string" office:string-value="INSERT INTO ISO SELECT CastToMultiPolygon ( ST_ConcaveHull(ST_Collect(Geometry))) AS geom FROM byfoot WHERE NodeFrom  = 6829 AND Cost &lt;= 400.0;" calcext:value-type="string">
            <text:p>INSERT INTO ISO SELECT CastToMultiPolygon ( ST_ConcaveHull(ST_Collect(Geometry))) AS geom FROM byfoot WHERE NodeFrom <text:s/>= 6829 AND Cost &lt;= 400.0;</text:p>
          </table:table-cell>
        </table:table-row>
        <table:table-row table:style-name="ro1">
          <table:table-cell/>
          <table:table-cell office:value-type="float" office:value="10256" calcext:value-type="float">
            <text:p>10256</text:p>
          </table:table-cell>
          <table:table-cell/>
          <table:table-cell table:formula="of:=CONCATENATE([.$A$4];LEFT([.C32];3);[.$A$5];[.B35];[.$C$3])" office:value-type="string" office:string-value="INSERT INTO ISO SELECT CastToMultiPolygon ( ST_ConcaveHull(ST_Collect(Geometry))) AS geom FROM byfoot WHERE NodeFrom  = 10256 AND Cost &lt;= 400.0;" calcext:value-type="string">
            <text:p>INSERT INTO ISO SELECT CastToMultiPolygon ( ST_ConcaveHull(ST_Collect(Geometry))) AS geom FROM byfoot WHERE NodeFrom <text:s/>= 10256 AND Cost &lt;= 400.0;</text:p>
          </table:table-cell>
        </table:table-row>
        <table:table-row table:style-name="ro1">
          <table:table-cell/>
          <table:table-cell office:value-type="float" office:value="8375" calcext:value-type="float">
            <text:p>8375</text:p>
          </table:table-cell>
          <table:table-cell/>
          <table:table-cell table:formula="of:=CONCATENATE([.$A$4];LEFT([.C33];3);[.$A$5];[.B36];[.$C$3])" office:value-type="string" office:string-value="INSERT INTO ISO SELECT CastToMultiPolygon ( ST_ConcaveHull(ST_Collect(Geometry))) AS geom FROM byfoot WHERE NodeFrom  = 8375 AND Cost &lt;= 400.0;" calcext:value-type="string">
            <text:p>INSERT INTO ISO SELECT CastToMultiPolygon ( ST_ConcaveHull(ST_Collect(Geometry))) AS geom FROM byfoot WHERE NodeFrom <text:s/>= 8375 AND Cost &lt;= 400.0;</text:p>
          </table:table-cell>
        </table:table-row>
        <table:table-row table:style-name="ro1">
          <table:table-cell/>
          <table:table-cell office:value-type="float" office:value="3681" calcext:value-type="float">
            <text:p>3681</text:p>
          </table:table-cell>
          <table:table-cell/>
          <table:table-cell table:formula="of:=CONCATENATE([.$A$4];LEFT([.C34];3);[.$A$5];[.B37];[.$C$3])" office:value-type="string" office:string-value="INSERT INTO ISO SELECT CastToMultiPolygon ( ST_ConcaveHull(ST_Collect(Geometry))) AS geom FROM byfoot WHERE NodeFrom  = 3681 AND Cost &lt;= 400.0;" calcext:value-type="string">
            <text:p>INSERT INTO ISO SELECT CastToMultiPolygon ( ST_ConcaveHull(ST_Collect(Geometry))) AS geom FROM byfoot WHERE NodeFrom <text:s/>= 3681 AND Cost &lt;= 400.0;</text:p>
          </table:table-cell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/>
          <table:table-cell table:formula="of:=CONCATENATE([.$A$4];LEFT([.C35];3);[.$A$5];[.B38];[.$C$3])" office:value-type="string" office:string-value="INSERT INTO ISO SELECT CastToMultiPolygon ( ST_ConcaveHull(ST_Collect(Geometry))) AS geom FROM byfoot WHERE NodeFrom  = 2857 AND Cost &lt;= 400.0;" calcext:value-type="string">
            <text:p>INSERT INTO ISO SELECT CastToMultiPolygon ( ST_ConcaveHull(ST_Collect(Geometry))) AS geom FROM byfoot WHERE NodeFrom <text:s/>= 2857 AND Cost &lt;= 400.0;</text:p>
          </table:table-cell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/>
          <table:table-cell table:formula="of:=CONCATENATE([.$A$4];LEFT([.C36];3);[.$A$5];[.B39];[.$C$3])" office:value-type="string" office:string-value="INSERT INTO ISO SELECT CastToMultiPolygon ( ST_ConcaveHull(ST_Collect(Geometry))) AS geom FROM byfoot WHERE NodeFrom  = 2289 AND Cost &lt;= 400.0;" calcext:value-type="string">
            <text:p>INSERT INTO ISO SELECT CastToMultiPolygon ( ST_ConcaveHull(ST_Collect(Geometry))) AS geom FROM byfoot WHERE NodeFrom <text:s/>= 2289 AND Cost &lt;= 400.0;</text:p>
          </table:table-cell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/>
          <table:table-cell table:formula="of:=CONCATENATE([.$A$4];LEFT([.C37];3);[.$A$5];[.B40];[.$C$3])" office:value-type="string" office:string-value="INSERT INTO ISO SELECT CastToMultiPolygon ( ST_ConcaveHull(ST_Collect(Geometry))) AS geom FROM byfoot WHERE NodeFrom  = 2235 AND Cost &lt;= 400.0;" calcext:value-type="string">
            <text:p>INSERT INTO ISO SELECT CastToMultiPolygon ( ST_ConcaveHull(ST_Collect(Geometry))) AS geom FROM byfoot WHERE NodeFrom <text:s/>= 2235 AND Cost &lt;= 400.0;</text:p>
          </table:table-cell>
        </table:table-row>
        <table:table-row table:style-name="ro1">
          <table:table-cell/>
          <table:table-cell office:value-type="float" office:value="5037" calcext:value-type="float">
            <text:p>5037</text:p>
          </table:table-cell>
          <table:table-cell/>
          <table:table-cell table:formula="of:=CONCATENATE([.$A$4];LEFT([.C38];3);[.$A$5];[.B41];[.$C$3])" office:value-type="string" office:string-value="INSERT INTO ISO SELECT CastToMultiPolygon ( ST_ConcaveHull(ST_Collect(Geometry))) AS geom FROM byfoot WHERE NodeFrom  = 5037 AND Cost &lt;= 400.0;" calcext:value-type="string">
            <text:p>INSERT INTO ISO SELECT CastToMultiPolygon ( ST_ConcaveHull(ST_Collect(Geometry))) AS geom FROM byfoot WHERE NodeFrom <text:s/>= 5037 AND Cost &lt;= 400.0;</text:p>
          </table:table-cell>
        </table:table-row>
        <table:table-row table:style-name="ro1">
          <table:table-cell/>
          <table:table-cell office:value-type="float" office:value="6185" calcext:value-type="float">
            <text:p>6185</text:p>
          </table:table-cell>
          <table:table-cell/>
          <table:table-cell table:formula="of:=CONCATENATE([.$A$4];LEFT([.C39];3);[.$A$5];[.B42];[.$C$3])" office:value-type="string" office:string-value="INSERT INTO ISO SELECT CastToMultiPolygon ( ST_ConcaveHull(ST_Collect(Geometry))) AS geom FROM byfoot WHERE NodeFrom  = 6185 AND Cost &lt;= 400.0;" calcext:value-type="string">
            <text:p>INSERT INTO ISO SELECT CastToMultiPolygon ( ST_ConcaveHull(ST_Collect(Geometry))) AS geom FROM byfoot WHERE NodeFrom <text:s/>= 6185 AND Cost &lt;= 400.0;</text:p>
          </table:table-cell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/>
          <table:table-cell table:formula="of:=CONCATENATE([.$A$4];LEFT([.C40];3);[.$A$5];[.B43];[.$C$3])" office:value-type="string" office:string-value="INSERT INTO ISO SELECT CastToMultiPolygon ( ST_ConcaveHull(ST_Collect(Geometry))) AS geom FROM byfoot WHERE NodeFrom  = 2157 AND Cost &lt;= 400.0;" calcext:value-type="string">
            <text:p>INSERT INTO ISO SELECT CastToMultiPolygon ( ST_ConcaveHull(ST_Collect(Geometry))) AS geom FROM byfoot WHERE NodeFrom <text:s/>= 2157 AND Cost &lt;= 400.0;</text:p>
          </table:table-cell>
        </table:table-row>
        <table:table-row table:style-name="ro1">
          <table:table-cell/>
          <table:table-cell office:value-type="float" office:value="10322" calcext:value-type="float">
            <text:p>10322</text:p>
          </table:table-cell>
          <table:table-cell/>
          <table:table-cell table:formula="of:=CONCATENATE([.$A$4];LEFT([.C41];3);[.$A$5];[.B44];[.$C$3])" office:value-type="string" office:string-value="INSERT INTO ISO SELECT CastToMultiPolygon ( ST_ConcaveHull(ST_Collect(Geometry))) AS geom FROM byfoot WHERE NodeFrom  = 10322 AND Cost &lt;= 400.0;" calcext:value-type="string">
            <text:p>INSERT INTO ISO SELECT CastToMultiPolygon ( ST_ConcaveHull(ST_Collect(Geometry))) AS geom FROM byfoot WHERE NodeFrom <text:s/>= 10322 AND Cost &lt;= 400.0;</text:p>
          </table:table-cell>
        </table:table-row>
        <table:table-row table:style-name="ro1">
          <table:table-cell/>
          <table:table-cell office:value-type="float" office:value="10448" calcext:value-type="float">
            <text:p>10448</text:p>
          </table:table-cell>
          <table:table-cell/>
          <table:table-cell table:formula="of:=CONCATENATE([.$A$4];LEFT([.C42];3);[.$A$5];[.B45];[.$C$3])" office:value-type="string" office:string-value="INSERT INTO ISO SELECT CastToMultiPolygon ( ST_ConcaveHull(ST_Collect(Geometry))) AS geom FROM byfoot WHERE NodeFrom  = 10448 AND Cost &lt;= 400.0;" calcext:value-type="string">
            <text:p>INSERT INTO ISO SELECT CastToMultiPolygon ( ST_ConcaveHull(ST_Collect(Geometry))) AS geom FROM byfoot WHERE NodeFrom <text:s/>= 10448 AND Cost &lt;= 400.0;</text:p>
          </table:table-cell>
        </table:table-row>
        <table:table-row table:style-name="ro1">
          <table:table-cell/>
          <table:table-cell office:value-type="float" office:value="10154" calcext:value-type="float">
            <text:p>10154</text:p>
          </table:table-cell>
          <table:table-cell/>
          <table:table-cell table:formula="of:=CONCATENATE([.$A$4];LEFT([.C43];3);[.$A$5];[.B46];[.$C$3])" office:value-type="string" office:string-value="INSERT INTO ISO SELECT CastToMultiPolygon ( ST_ConcaveHull(ST_Collect(Geometry))) AS geom FROM byfoot WHERE NodeFrom  = 10154 AND Cost &lt;= 400.0;" calcext:value-type="string">
            <text:p>INSERT INTO ISO SELECT CastToMultiPolygon ( ST_ConcaveHull(ST_Collect(Geometry))) AS geom FROM byfoot WHERE NodeFrom <text:s/>= 10154 AND Cost &lt;= 400.0;</text:p>
          </table:table-cell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/>
          <table:table-cell table:formula="of:=CONCATENATE([.$A$4];LEFT([.C44];3);[.$A$5];[.B47];[.$C$3])" office:value-type="string" office:string-value="INSERT INTO ISO SELECT CastToMultiPolygon ( ST_ConcaveHull(ST_Collect(Geometry))) AS geom FROM byfoot WHERE NodeFrom  = 5850 AND Cost &lt;= 400.0;" calcext:value-type="string">
            <text:p>INSERT INTO ISO SELECT CastToMultiPolygon ( ST_ConcaveHull(ST_Collect(Geometry))) AS geom FROM byfoot WHERE NodeFrom <text:s/>= 5850 AND Cost &lt;= 400.0;</text:p>
          </table:table-cell>
        </table:table-row>
        <table:table-row table:style-name="ro1">
          <table:table-cell/>
          <table:table-cell office:value-type="float" office:value="3936" calcext:value-type="float">
            <text:p>3936</text:p>
          </table:table-cell>
          <table:table-cell/>
          <table:table-cell table:formula="of:=CONCATENATE([.$A$4];LEFT([.C45];3);[.$A$5];[.B48];[.$C$3])" office:value-type="string" office:string-value="INSERT INTO ISO SELECT CastToMultiPolygon ( ST_ConcaveHull(ST_Collect(Geometry))) AS geom FROM byfoot WHERE NodeFrom  = 3936 AND Cost &lt;= 400.0;" calcext:value-type="string">
            <text:p>INSERT INTO ISO SELECT CastToMultiPolygon ( ST_ConcaveHull(ST_Collect(Geometry))) AS geom FROM byfoot WHERE NodeFrom <text:s/>= 3936 AND Cost &lt;= 400.0;</text:p>
          </table:table-cell>
        </table:table-row>
        <table:table-row table:style-name="ro1">
          <table:table-cell/>
          <table:table-cell office:value-type="float" office:value="5694" calcext:value-type="float">
            <text:p>5694</text:p>
          </table:table-cell>
          <table:table-cell/>
          <table:table-cell table:formula="of:=CONCATENATE([.$A$4];LEFT([.C46];3);[.$A$5];[.B49];[.$C$3])" office:value-type="string" office:string-value="INSERT INTO ISO SELECT CastToMultiPolygon ( ST_ConcaveHull(ST_Collect(Geometry))) AS geom FROM byfoot WHERE NodeFrom  = 5694 AND Cost &lt;= 400.0;" calcext:value-type="string">
            <text:p>INSERT INTO ISO SELECT CastToMultiPolygon ( ST_ConcaveHull(ST_Collect(Geometry))) AS geom FROM byfoot WHERE NodeFrom <text:s/>= 5694 AND Cost &lt;= 400.0;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/>
          <table:table-cell table:formula="of:=CONCATENATE([.$A$4];LEFT([.C47];3);[.$A$5];[.B50];[.$C$3])" office:value-type="string" office:string-value="INSERT INTO ISO SELECT CastToMultiPolygon ( ST_ConcaveHull(ST_Collect(Geometry))) AS geom FROM byfoot WHERE NodeFrom  = 513 AND Cost &lt;= 400.0;" calcext:value-type="string">
            <text:p>INSERT INTO ISO SELECT CastToMultiPolygon ( ST_ConcaveHull(ST_Collect(Geometry))) AS geom FROM byfoot WHERE NodeFrom <text:s/>= 513 AND Cost &lt;= 400.0;</text:p>
          </table:table-cell>
        </table:table-row>
        <table:table-row table:style-name="ro1">
          <table:table-cell/>
          <table:table-cell office:value-type="float" office:value="8876" calcext:value-type="float">
            <text:p>8876</text:p>
          </table:table-cell>
          <table:table-cell/>
          <table:table-cell table:formula="of:=CONCATENATE([.$A$4];LEFT([.C48];3);[.$A$5];[.B51];[.$C$3])" office:value-type="string" office:string-value="INSERT INTO ISO SELECT CastToMultiPolygon ( ST_ConcaveHull(ST_Collect(Geometry))) AS geom FROM byfoot WHERE NodeFrom  = 8876 AND Cost &lt;= 400.0;" calcext:value-type="string">
            <text:p>INSERT INTO ISO SELECT CastToMultiPolygon ( ST_ConcaveHull(ST_Collect(Geometry))) AS geom FROM byfoot WHERE NodeFrom <text:s/>= 8876 AND Cost &lt;= 400.0;</text:p>
          </table:table-cell>
        </table:table-row>
        <table:table-row table:style-name="ro1">
          <table:table-cell/>
          <table:table-cell office:value-type="float" office:value="9224" calcext:value-type="float">
            <text:p>9224</text:p>
          </table:table-cell>
          <table:table-cell/>
          <table:table-cell table:formula="of:=CONCATENATE([.$A$4];LEFT([.C49];3);[.$A$5];[.B52];[.$C$3])" office:value-type="string" office:string-value="INSERT INTO ISO SELECT CastToMultiPolygon ( ST_ConcaveHull(ST_Collect(Geometry))) AS geom FROM byfoot WHERE NodeFrom  = 9224 AND Cost &lt;= 400.0;" calcext:value-type="string">
            <text:p>INSERT INTO ISO SELECT CastToMultiPolygon ( ST_ConcaveHull(ST_Collect(Geometry))) AS geom FROM byfoot WHERE NodeFrom <text:s/>= 9224 AND Cost &lt;= 400.0;</text:p>
          </table:table-cell>
        </table:table-row>
        <table:table-row table:style-name="ro1">
          <table:table-cell/>
          <table:table-cell office:value-type="float" office:value="10696" calcext:value-type="float">
            <text:p>10696</text:p>
          </table:table-cell>
          <table:table-cell/>
          <table:table-cell table:formula="of:=CONCATENATE([.$A$4];LEFT([.C50];3);[.$A$5];[.B53];[.$C$3])" office:value-type="string" office:string-value="INSERT INTO ISO SELECT CastToMultiPolygon ( ST_ConcaveHull(ST_Collect(Geometry))) AS geom FROM byfoot WHERE NodeFrom  = 10696 AND Cost &lt;= 400.0;" calcext:value-type="string">
            <text:p>INSERT INTO ISO SELECT CastToMultiPolygon ( ST_ConcaveHull(ST_Collect(Geometry))) AS geom FROM byfoot WHERE NodeFrom <text:s/>= 10696 AND Cost &lt;= 400.0;</text:p>
          </table:table-cell>
        </table:table-row>
        <table:table-row table:style-name="ro1">
          <table:table-cell/>
          <table:table-cell office:value-type="float" office:value="5345" calcext:value-type="float">
            <text:p>5345</text:p>
          </table:table-cell>
          <table:table-cell/>
          <table:table-cell table:formula="of:=CONCATENATE([.$A$4];LEFT([.C51];3);[.$A$5];[.B54];[.$C$3])" office:value-type="string" office:string-value="INSERT INTO ISO SELECT CastToMultiPolygon ( ST_ConcaveHull(ST_Collect(Geometry))) AS geom FROM byfoot WHERE NodeFrom  = 5345 AND Cost &lt;= 400.0;" calcext:value-type="string">
            <text:p>INSERT INTO ISO SELECT CastToMultiPolygon ( ST_ConcaveHull(ST_Collect(Geometry))) AS geom FROM byfoot WHERE NodeFrom <text:s/>= 5345 AND Cost &lt;= 400.0;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/>
          <table:table-cell table:formula="of:=CONCATENATE([.$A$4];LEFT([.C52];3);[.$A$5];[.B55];[.$C$3])" office:value-type="string" office:string-value="INSERT INTO ISO SELECT CastToMultiPolygon ( ST_ConcaveHull(ST_Collect(Geometry))) AS geom FROM byfoot WHERE NodeFrom  = 792 AND Cost &lt;= 400.0;" calcext:value-type="string">
            <text:p>INSERT INTO ISO SELECT CastToMultiPolygon ( ST_ConcaveHull(ST_Collect(Geometry))) AS geom FROM byfoot WHERE NodeFrom <text:s/>= 792 AND Cost &lt;= 400.0;</text:p>
          </table:table-cell>
        </table:table-row>
        <table:table-row table:style-name="ro1">
          <table:table-cell/>
          <table:table-cell office:value-type="float" office:value="7678" calcext:value-type="float">
            <text:p>7678</text:p>
          </table:table-cell>
          <table:table-cell/>
          <table:table-cell table:formula="of:=CONCATENATE([.$A$4];LEFT([.C53];3);[.$A$5];[.B56];[.$C$3])" office:value-type="string" office:string-value="INSERT INTO ISO SELECT CastToMultiPolygon ( ST_ConcaveHull(ST_Collect(Geometry))) AS geom FROM byfoot WHERE NodeFrom  = 7678 AND Cost &lt;= 400.0;" calcext:value-type="string">
            <text:p>INSERT INTO ISO SELECT CastToMultiPolygon ( ST_ConcaveHull(ST_Collect(Geometry))) AS geom FROM byfoot WHERE NodeFrom <text:s/>= 7678 AND Cost &lt;= 400.0;</text:p>
          </table:table-cell>
        </table:table-row>
        <table:table-row table:style-name="ro1">
          <table:table-cell/>
          <table:table-cell office:value-type="float" office:value="10138" calcext:value-type="float">
            <text:p>10138</text:p>
          </table:table-cell>
          <table:table-cell/>
          <table:table-cell table:formula="of:=CONCATENATE([.$A$4];LEFT([.C54];3);[.$A$5];[.B57];[.$C$3])" office:value-type="string" office:string-value="INSERT INTO ISO SELECT CastToMultiPolygon ( ST_ConcaveHull(ST_Collect(Geometry))) AS geom FROM byfoot WHERE NodeFrom  = 10138 AND Cost &lt;= 400.0;" calcext:value-type="string">
            <text:p>INSERT INTO ISO SELECT CastToMultiPolygon ( ST_ConcaveHull(ST_Collect(Geometry))) AS geom FROM byfoot WHERE NodeFrom <text:s/>= 10138 AND Cost &lt;= 400.0;</text:p>
          </table:table-cell>
        </table:table-row>
        <table:table-row table:style-name="ro1">
          <table:table-cell/>
          <table:table-cell office:value-type="float" office:value="8968" calcext:value-type="float">
            <text:p>8968</text:p>
          </table:table-cell>
          <table:table-cell/>
          <table:table-cell table:formula="of:=CONCATENATE([.$A$4];LEFT([.C55];3);[.$A$5];[.B58];[.$C$3])" office:value-type="string" office:string-value="INSERT INTO ISO SELECT CastToMultiPolygon ( ST_ConcaveHull(ST_Collect(Geometry))) AS geom FROM byfoot WHERE NodeFrom  = 8968 AND Cost &lt;= 400.0;" calcext:value-type="string">
            <text:p>INSERT INTO ISO SELECT CastToMultiPolygon ( ST_ConcaveHull(ST_Collect(Geometry))) AS geom FROM byfoot WHERE NodeFrom <text:s/>= 8968 AND Cost &lt;= 400.0;</text:p>
          </table:table-cell>
        </table:table-row>
        <table:table-row table:style-name="ro1">
          <table:table-cell/>
          <table:table-cell office:value-type="float" office:value="5921" calcext:value-type="float">
            <text:p>5921</text:p>
          </table:table-cell>
          <table:table-cell/>
          <table:table-cell table:formula="of:=CONCATENATE([.$A$4];LEFT([.C56];3);[.$A$5];[.B59];[.$C$3])" office:value-type="string" office:string-value="INSERT INTO ISO SELECT CastToMultiPolygon ( ST_ConcaveHull(ST_Collect(Geometry))) AS geom FROM byfoot WHERE NodeFrom  = 5921 AND Cost &lt;= 400.0;" calcext:value-type="string">
            <text:p>INSERT INTO ISO SELECT CastToMultiPolygon ( ST_ConcaveHull(ST_Collect(Geometry))) AS geom FROM byfoot WHERE NodeFrom <text:s/>= 5921 AND Cost &lt;= 400.0;</text:p>
          </table:table-cell>
        </table:table-row>
        <table:table-row table:style-name="ro1">
          <table:table-cell/>
          <table:table-cell office:value-type="float" office:value="3916" calcext:value-type="float">
            <text:p>3916</text:p>
          </table:table-cell>
          <table:table-cell/>
          <table:table-cell table:formula="of:=CONCATENATE([.$A$4];LEFT([.C57];3);[.$A$5];[.B60];[.$C$3])" office:value-type="string" office:string-value="INSERT INTO ISO SELECT CastToMultiPolygon ( ST_ConcaveHull(ST_Collect(Geometry))) AS geom FROM byfoot WHERE NodeFrom  = 3916 AND Cost &lt;= 400.0;" calcext:value-type="string">
            <text:p>INSERT INTO ISO SELECT CastToMultiPolygon ( ST_ConcaveHull(ST_Collect(Geometry))) AS geom FROM byfoot WHERE NodeFrom <text:s/>= 3916 AND Cost &lt;= 400.0;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/>
          <table:table-cell table:formula="of:=CONCATENATE([.$A$4];LEFT([.C58];3);[.$A$5];[.B61];[.$C$3])" office:value-type="string" office:string-value="INSERT INTO ISO SELECT CastToMultiPolygon ( ST_ConcaveHull(ST_Collect(Geometry))) AS geom FROM byfoot WHERE NodeFrom  = 737 AND Cost &lt;= 400.0;" calcext:value-type="string">
            <text:p>INSERT INTO ISO SELECT CastToMultiPolygon ( ST_ConcaveHull(ST_Collect(Geometry))) AS geom FROM byfoot WHERE NodeFrom <text:s/>= 737 AND Cost &lt;= 400.0;</text:p>
          </table:table-cell>
        </table:table-row>
        <table:table-row table:style-name="ro1">
          <table:table-cell/>
          <table:table-cell office:value-type="float" office:value="4493" calcext:value-type="float">
            <text:p>4493</text:p>
          </table:table-cell>
          <table:table-cell/>
          <table:table-cell table:formula="of:=CONCATENATE([.$A$4];LEFT([.C59];3);[.$A$5];[.B62];[.$C$3])" office:value-type="string" office:string-value="INSERT INTO ISO SELECT CastToMultiPolygon ( ST_ConcaveHull(ST_Collect(Geometry))) AS geom FROM byfoot WHERE NodeFrom  = 4493 AND Cost &lt;= 400.0;" calcext:value-type="string">
            <text:p>INSERT INTO ISO SELECT CastToMultiPolygon ( ST_ConcaveHull(ST_Collect(Geometry))) AS geom FROM byfoot WHERE NodeFrom <text:s/>= 4493 AND Cost &lt;= 400.0;</text:p>
          </table:table-cell>
        </table:table-row>
        <table:table-row table:style-name="ro1">
          <table:table-cell/>
          <table:table-cell office:value-type="float" office:value="8043" calcext:value-type="float">
            <text:p>8043</text:p>
          </table:table-cell>
          <table:table-cell/>
          <table:table-cell table:formula="of:=CONCATENATE([.$A$4];LEFT([.C60];3);[.$A$5];[.B63];[.$C$3])" office:value-type="string" office:string-value="INSERT INTO ISO SELECT CastToMultiPolygon ( ST_ConcaveHull(ST_Collect(Geometry))) AS geom FROM byfoot WHERE NodeFrom  = 8043 AND Cost &lt;= 400.0;" calcext:value-type="string">
            <text:p>INSERT INTO ISO SELECT CastToMultiPolygon ( ST_ConcaveHull(ST_Collect(Geometry))) AS geom FROM byfoot WHERE NodeFrom <text:s/>= 8043 AND Cost &lt;= 400.0;</text:p>
          </table:table-cell>
        </table:table-row>
        <table:table-row table:style-name="ro1">
          <table:table-cell/>
          <table:table-cell office:value-type="float" office:value="5550" calcext:value-type="float">
            <text:p>5550</text:p>
          </table:table-cell>
          <table:table-cell/>
          <table:table-cell table:formula="of:=CONCATENATE([.$A$4];LEFT([.C61];3);[.$A$5];[.B64];[.$C$3])" office:value-type="string" office:string-value="INSERT INTO ISO SELECT CastToMultiPolygon ( ST_ConcaveHull(ST_Collect(Geometry))) AS geom FROM byfoot WHERE NodeFrom  = 5550 AND Cost &lt;= 400.0;" calcext:value-type="string">
            <text:p>INSERT INTO ISO SELECT CastToMultiPolygon ( ST_ConcaveHull(ST_Collect(Geometry))) AS geom FROM byfoot WHERE NodeFrom <text:s/>= 5550 AND Cost &lt;= 400.0;</text:p>
          </table:table-cell>
        </table:table-row>
        <table:table-row table:style-name="ro1">
          <table:table-cell/>
          <table:table-cell office:value-type="float" office:value="3433" calcext:value-type="float">
            <text:p>3433</text:p>
          </table:table-cell>
          <table:table-cell/>
          <table:table-cell table:formula="of:=CONCATENATE([.$A$4];LEFT([.C62];3);[.$A$5];[.B65];[.$C$3])" office:value-type="string" office:string-value="INSERT INTO ISO SELECT CastToMultiPolygon ( ST_ConcaveHull(ST_Collect(Geometry))) AS geom FROM byfoot WHERE NodeFrom  = 3433 AND Cost &lt;= 400.0;" calcext:value-type="string">
            <text:p>INSERT INTO ISO SELECT CastToMultiPolygon ( ST_ConcaveHull(ST_Collect(Geometry))) AS geom FROM byfoot WHERE NodeFrom <text:s/>= 3433 AND Cost &lt;= 400.0;</text:p>
          </table:table-cell>
        </table:table-row>
        <table:table-row table:style-name="ro1">
          <table:table-cell/>
          <table:table-cell office:value-type="float" office:value="4314" calcext:value-type="float">
            <text:p>4314</text:p>
          </table:table-cell>
          <table:table-cell/>
          <table:table-cell table:formula="of:=CONCATENATE([.$A$4];LEFT([.C63];3);[.$A$5];[.B66];[.$C$3])" office:value-type="string" office:string-value="INSERT INTO ISO SELECT CastToMultiPolygon ( ST_ConcaveHull(ST_Collect(Geometry))) AS geom FROM byfoot WHERE NodeFrom  = 4314 AND Cost &lt;= 400.0;" calcext:value-type="string">
            <text:p>INSERT INTO ISO SELECT CastToMultiPolygon ( ST_ConcaveHull(ST_Collect(Geometry))) AS geom FROM byfoot WHERE NodeFrom <text:s/>= 4314 AND Cost &lt;= 400.0;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table:formula="of:=CONCATENATE([.$A$4];LEFT([.C64];3);[.$A$5];[.B67];[.$C$3])" office:value-type="string" office:string-value="INSERT INTO ISO SELECT CastToMultiPolygon ( ST_ConcaveHull(ST_Collect(Geometry))) AS geom FROM byfoot WHERE NodeFrom  = 51 AND Cost &lt;= 400.0;" calcext:value-type="string">
            <text:p>INSERT INTO ISO SELECT CastToMultiPolygon ( ST_ConcaveHull(ST_Collect(Geometry))) AS geom FROM byfoot WHERE NodeFrom <text:s/>= 51 AND Cost &lt;= 400.0;</text:p>
          </table:table-cell>
        </table:table-row>
        <table:table-row table:style-name="ro1">
          <table:table-cell/>
          <table:table-cell office:value-type="float" office:value="9071" calcext:value-type="float">
            <text:p>9071</text:p>
          </table:table-cell>
          <table:table-cell/>
          <table:table-cell table:formula="of:=CONCATENATE([.$A$4];LEFT([.C65];3);[.$A$5];[.B68];[.$C$3])" office:value-type="string" office:string-value="INSERT INTO ISO SELECT CastToMultiPolygon ( ST_ConcaveHull(ST_Collect(Geometry))) AS geom FROM byfoot WHERE NodeFrom  = 9071 AND Cost &lt;= 400.0;" calcext:value-type="string">
            <text:p>INSERT INTO ISO SELECT CastToMultiPolygon ( ST_ConcaveHull(ST_Collect(Geometry))) AS geom FROM byfoot WHERE NodeFrom <text:s/>= 9071 AND Cost &lt;= 400.0;</text:p>
          </table:table-cell>
        </table:table-row>
        <table:table-row table:style-name="ro1">
          <table:table-cell/>
          <table:table-cell office:value-type="float" office:value="5123" calcext:value-type="float">
            <text:p>5123</text:p>
          </table:table-cell>
          <table:table-cell/>
          <table:table-cell table:formula="of:=CONCATENATE([.$A$4];LEFT([.C66];3);[.$A$5];[.B69];[.$C$3])" office:value-type="string" office:string-value="INSERT INTO ISO SELECT CastToMultiPolygon ( ST_ConcaveHull(ST_Collect(Geometry))) AS geom FROM byfoot WHERE NodeFrom  = 5123 AND Cost &lt;= 400.0;" calcext:value-type="string">
            <text:p>INSERT INTO ISO SELECT CastToMultiPolygon ( ST_ConcaveHull(ST_Collect(Geometry))) AS geom FROM byfoot WHERE NodeFrom <text:s/>= 5123 AND Cost &lt;= 400.0;</text:p>
          </table:table-cell>
        </table:table-row>
        <table:table-row table:style-name="ro1">
          <table:table-cell/>
          <table:table-cell office:value-type="float" office:value="5422" calcext:value-type="float">
            <text:p>5422</text:p>
          </table:table-cell>
          <table:table-cell/>
          <table:table-cell table:formula="of:=CONCATENATE([.$A$4];LEFT([.C67];3);[.$A$5];[.B70];[.$C$3])" office:value-type="string" office:string-value="INSERT INTO ISO SELECT CastToMultiPolygon ( ST_ConcaveHull(ST_Collect(Geometry))) AS geom FROM byfoot WHERE NodeFrom  = 5422 AND Cost &lt;= 400.0;" calcext:value-type="string">
            <text:p>INSERT INTO ISO SELECT CastToMultiPolygon ( ST_ConcaveHull(ST_Collect(Geometry))) AS geom FROM byfoot WHERE NodeFrom <text:s/>= 5422 AND Cost &lt;= 400.0;</text:p>
          </table:table-cell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/>
          <table:table-cell table:formula="of:=CONCATENATE([.$A$4];LEFT([.C68];3);[.$A$5];[.B71];[.$C$3])" office:value-type="string" office:string-value="INSERT INTO ISO SELECT CastToMultiPolygon ( ST_ConcaveHull(ST_Collect(Geometry))) AS geom FROM byfoot WHERE NodeFrom  = 8496 AND Cost &lt;= 400.0;" calcext:value-type="string">
            <text:p>INSERT INTO ISO SELECT CastToMultiPolygon ( ST_ConcaveHull(ST_Collect(Geometry))) AS geom FROM byfoot WHERE NodeFrom <text:s/>= 8496 AND Cost &lt;= 400.0;</text:p>
          </table:table-cell>
        </table:table-row>
        <table:table-row table:style-name="ro1">
          <table:table-cell/>
          <table:table-cell office:value-type="float" office:value="5683" calcext:value-type="float">
            <text:p>5683</text:p>
          </table:table-cell>
          <table:table-cell/>
          <table:table-cell table:formula="of:=CONCATENATE([.$A$4];LEFT([.C69];3);[.$A$5];[.B72];[.$C$3])" office:value-type="string" office:string-value="INSERT INTO ISO SELECT CastToMultiPolygon ( ST_ConcaveHull(ST_Collect(Geometry))) AS geom FROM byfoot WHERE NodeFrom  = 5683 AND Cost &lt;= 400.0;" calcext:value-type="string">
            <text:p>INSERT INTO ISO SELECT CastToMultiPolygon ( ST_ConcaveHull(ST_Collect(Geometry))) AS geom FROM byfoot WHERE NodeFrom <text:s/>= 5683 AND Cost &lt;= 400.0;</text:p>
          </table:table-cell>
        </table:table-row>
        <table:table-row table:style-name="ro1">
          <table:table-cell/>
          <table:table-cell office:value-type="float" office:value="10708" calcext:value-type="float">
            <text:p>10708</text:p>
          </table:table-cell>
          <table:table-cell/>
          <table:table-cell table:formula="of:=CONCATENATE([.$A$4];LEFT([.C70];3);[.$A$5];[.B73];[.$C$3])" office:value-type="string" office:string-value="INSERT INTO ISO SELECT CastToMultiPolygon ( ST_ConcaveHull(ST_Collect(Geometry))) AS geom FROM byfoot WHERE NodeFrom  = 10708 AND Cost &lt;= 400.0;" calcext:value-type="string">
            <text:p>INSERT INTO ISO SELECT CastToMultiPolygon ( ST_ConcaveHull(ST_Collect(Geometry))) AS geom FROM byfoot WHERE NodeFrom <text:s/>= 10708 AND Cost &lt;= 400.0;</text:p>
          </table:table-cell>
        </table:table-row>
        <table:table-row table:style-name="ro1">
          <table:table-cell/>
          <table:table-cell office:value-type="float" office:value="6557" calcext:value-type="float">
            <text:p>6557</text:p>
          </table:table-cell>
          <table:table-cell/>
          <table:table-cell table:formula="of:=CONCATENATE([.$A$4];LEFT([.C71];3);[.$A$5];[.B74];[.$C$3])" office:value-type="string" office:string-value="INSERT INTO ISO SELECT CastToMultiPolygon ( ST_ConcaveHull(ST_Collect(Geometry))) AS geom FROM byfoot WHERE NodeFrom  = 6557 AND Cost &lt;= 400.0;" calcext:value-type="string">
            <text:p>INSERT INTO ISO SELECT CastToMultiPolygon ( ST_ConcaveHull(ST_Collect(Geometry))) AS geom FROM byfoot WHERE NodeFrom <text:s/>= 6557 AND Cost &lt;= 400.0;</text:p>
          </table:table-cell>
        </table:table-row>
        <table:table-row table:style-name="ro1">
          <table:table-cell/>
          <table:table-cell office:value-type="float" office:value="7453" calcext:value-type="float">
            <text:p>7453</text:p>
          </table:table-cell>
          <table:table-cell/>
          <table:table-cell table:formula="of:=CONCATENATE([.$A$4];LEFT([.C72];3);[.$A$5];[.B75];[.$C$3])" office:value-type="string" office:string-value="INSERT INTO ISO SELECT CastToMultiPolygon ( ST_ConcaveHull(ST_Collect(Geometry))) AS geom FROM byfoot WHERE NodeFrom  = 7453 AND Cost &lt;= 400.0;" calcext:value-type="string">
            <text:p>INSERT INTO ISO SELECT CastToMultiPolygon ( ST_ConcaveHull(ST_Collect(Geometry))) AS geom FROM byfoot WHERE NodeFrom <text:s/>= 7453 AND Cost &lt;= 400.0;</text:p>
          </table:table-cell>
        </table:table-row>
        <table:table-row table:style-name="ro1">
          <table:table-cell/>
          <table:table-cell office:value-type="float" office:value="10550" calcext:value-type="float">
            <text:p>10550</text:p>
          </table:table-cell>
          <table:table-cell/>
          <table:table-cell table:formula="of:=CONCATENATE([.$A$4];LEFT([.C73];3);[.$A$5];[.B76];[.$C$3])" office:value-type="string" office:string-value="INSERT INTO ISO SELECT CastToMultiPolygon ( ST_ConcaveHull(ST_Collect(Geometry))) AS geom FROM byfoot WHERE NodeFrom  = 10550 AND Cost &lt;= 400.0;" calcext:value-type="string">
            <text:p>INSERT INTO ISO SELECT CastToMultiPolygon ( ST_ConcaveHull(ST_Collect(Geometry))) AS geom FROM byfoot WHERE NodeFrom <text:s/>= 10550 AND Cost &lt;= 400.0;</text:p>
          </table:table-cell>
        </table:table-row>
        <table:table-row table:style-name="ro1">
          <table:table-cell/>
          <table:table-cell office:value-type="float" office:value="6770" calcext:value-type="float">
            <text:p>6770</text:p>
          </table:table-cell>
          <table:table-cell/>
          <table:table-cell table:formula="of:=CONCATENATE([.$A$4];LEFT([.C74];3);[.$A$5];[.B77];[.$C$3])" office:value-type="string" office:string-value="INSERT INTO ISO SELECT CastToMultiPolygon ( ST_ConcaveHull(ST_Collect(Geometry))) AS geom FROM byfoot WHERE NodeFrom  = 6770 AND Cost &lt;= 400.0;" calcext:value-type="string">
            <text:p>INSERT INTO ISO SELECT CastToMultiPolygon ( ST_ConcaveHull(ST_Collect(Geometry))) AS geom FROM byfoot WHERE NodeFrom <text:s/>= 6770 AND Cost &lt;= 400.0;</text:p>
          </table:table-cell>
        </table:table-row>
        <table:table-row table:style-name="ro1">
          <table:table-cell/>
          <table:table-cell office:value-type="float" office:value="9610" calcext:value-type="float">
            <text:p>9610</text:p>
          </table:table-cell>
          <table:table-cell/>
          <table:table-cell table:formula="of:=CONCATENATE([.$A$4];LEFT([.C75];3);[.$A$5];[.B78];[.$C$3])" office:value-type="string" office:string-value="INSERT INTO ISO SELECT CastToMultiPolygon ( ST_ConcaveHull(ST_Collect(Geometry))) AS geom FROM byfoot WHERE NodeFrom  = 9610 AND Cost &lt;= 400.0;" calcext:value-type="string">
            <text:p>INSERT INTO ISO SELECT CastToMultiPolygon ( ST_ConcaveHull(ST_Collect(Geometry))) AS geom FROM byfoot WHERE NodeFrom <text:s/>= 9610 AND Cost &lt;= 400.0;</text:p>
          </table:table-cell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/>
          <table:table-cell table:formula="of:=CONCATENATE([.$A$4];LEFT([.C76];3);[.$A$5];[.B79];[.$C$3])" office:value-type="string" office:string-value="INSERT INTO ISO SELECT CastToMultiPolygon ( ST_ConcaveHull(ST_Collect(Geometry))) AS geom FROM byfoot WHERE NodeFrom  = 5595 AND Cost &lt;= 400.0;" calcext:value-type="string">
            <text:p>INSERT INTO ISO SELECT CastToMultiPolygon ( ST_ConcaveHull(ST_Collect(Geometry))) AS geom FROM byfoot WHERE NodeFrom <text:s/>= 5595 AND Cost &lt;= 400.0;</text:p>
          </table:table-cell>
        </table:table-row>
        <table:table-row table:style-name="ro1">
          <table:table-cell/>
          <table:table-cell office:value-type="float" office:value="2826" calcext:value-type="float">
            <text:p>2826</text:p>
          </table:table-cell>
          <table:table-cell/>
          <table:table-cell table:formula="of:=CONCATENATE([.$A$4];LEFT([.C77];3);[.$A$5];[.B80];[.$C$3])" office:value-type="string" office:string-value="INSERT INTO ISO SELECT CastToMultiPolygon ( ST_ConcaveHull(ST_Collect(Geometry))) AS geom FROM byfoot WHERE NodeFrom  = 2826 AND Cost &lt;= 400.0;" calcext:value-type="string">
            <text:p>INSERT INTO ISO SELECT CastToMultiPolygon ( ST_ConcaveHull(ST_Collect(Geometry))) AS geom FROM byfoot WHERE NodeFrom <text:s/>= 2826 AND Cost &lt;= 400.0;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/>
          <table:table-cell table:formula="of:=CONCATENATE([.$A$4];LEFT([.C78];3);[.$A$5];[.B81];[.$C$3])" office:value-type="string" office:string-value="INSERT INTO ISO SELECT CastToMultiPolygon ( ST_ConcaveHull(ST_Collect(Geometry))) AS geom FROM byfoot WHERE NodeFrom  = 854 AND Cost &lt;= 400.0;" calcext:value-type="string">
            <text:p>INSERT INTO ISO SELECT CastToMultiPolygon ( ST_ConcaveHull(ST_Collect(Geometry))) AS geom FROM byfoot WHERE NodeFrom <text:s/>= 854 AND Cost &lt;= 400.0;</text:p>
          </table:table-cell>
        </table:table-row>
        <table:table-row table:style-name="ro1">
          <table:table-cell/>
          <table:table-cell office:value-type="float" office:value="9183" calcext:value-type="float">
            <text:p>9183</text:p>
          </table:table-cell>
          <table:table-cell/>
          <table:table-cell table:formula="of:=CONCATENATE([.$A$4];LEFT([.C79];3);[.$A$5];[.B82];[.$C$3])" office:value-type="string" office:string-value="INSERT INTO ISO SELECT CastToMultiPolygon ( ST_ConcaveHull(ST_Collect(Geometry))) AS geom FROM byfoot WHERE NodeFrom  = 9183 AND Cost &lt;= 400.0;" calcext:value-type="string">
            <text:p>INSERT INTO ISO SELECT CastToMultiPolygon ( ST_ConcaveHull(ST_Collect(Geometry))) AS geom FROM byfoot WHERE NodeFrom <text:s/>= 9183 AND Cost &lt;= 400.0;</text:p>
          </table:table-cell>
        </table:table-row>
        <table:table-row table:style-name="ro1">
          <table:table-cell/>
          <table:table-cell office:value-type="float" office:value="3607" calcext:value-type="float">
            <text:p>3607</text:p>
          </table:table-cell>
          <table:table-cell/>
          <table:table-cell table:formula="of:=CONCATENATE([.$A$4];LEFT([.C80];3);[.$A$5];[.B83];[.$C$3])" office:value-type="string" office:string-value="INSERT INTO ISO SELECT CastToMultiPolygon ( ST_ConcaveHull(ST_Collect(Geometry))) AS geom FROM byfoot WHERE NodeFrom  = 3607 AND Cost &lt;= 400.0;" calcext:value-type="string">
            <text:p>INSERT INTO ISO SELECT CastToMultiPolygon ( ST_ConcaveHull(ST_Collect(Geometry))) AS geom FROM byfoot WHERE NodeFrom <text:s/>= 3607 AND Cost &lt;= 400.0;</text:p>
          </table:table-cell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/>
          <table:table-cell table:formula="of:=CONCATENATE([.$A$4];LEFT([.C81];3);[.$A$5];[.B84];[.$C$3])" office:value-type="string" office:string-value="INSERT INTO ISO SELECT CastToMultiPolygon ( ST_ConcaveHull(ST_Collect(Geometry))) AS geom FROM byfoot WHERE NodeFrom  = 1690 AND Cost &lt;= 400.0;" calcext:value-type="string">
            <text:p>INSERT INTO ISO SELECT CastToMultiPolygon ( ST_ConcaveHull(ST_Collect(Geometry))) AS geom FROM byfoot WHERE NodeFrom <text:s/>= 1690 AND Cost &lt;= 400.0;</text:p>
          </table:table-cell>
        </table:table-row>
        <table:table-row table:style-name="ro1">
          <table:table-cell/>
          <table:table-cell office:value-type="float" office:value="5717" calcext:value-type="float">
            <text:p>5717</text:p>
          </table:table-cell>
          <table:table-cell/>
          <table:table-cell table:formula="of:=CONCATENATE([.$A$4];LEFT([.C82];3);[.$A$5];[.B85];[.$C$3])" office:value-type="string" office:string-value="INSERT INTO ISO SELECT CastToMultiPolygon ( ST_ConcaveHull(ST_Collect(Geometry))) AS geom FROM byfoot WHERE NodeFrom  = 5717 AND Cost &lt;= 400.0;" calcext:value-type="string">
            <text:p>INSERT INTO ISO SELECT CastToMultiPolygon ( ST_ConcaveHull(ST_Collect(Geometry))) AS geom FROM byfoot WHERE NodeFrom <text:s/>= 5717 AND Cost &lt;= 400.0;</text:p>
          </table:table-cell>
        </table:table-row>
        <table:table-row table:style-name="ro1">
          <table:table-cell/>
          <table:table-cell office:value-type="float" office:value="4350" calcext:value-type="float">
            <text:p>4350</text:p>
          </table:table-cell>
          <table:table-cell/>
          <table:table-cell table:formula="of:=CONCATENATE([.$A$4];LEFT([.C83];3);[.$A$5];[.B86];[.$C$3])" office:value-type="string" office:string-value="INSERT INTO ISO SELECT CastToMultiPolygon ( ST_ConcaveHull(ST_Collect(Geometry))) AS geom FROM byfoot WHERE NodeFrom  = 4350 AND Cost &lt;= 400.0;" calcext:value-type="string">
            <text:p>INSERT INTO ISO SELECT CastToMultiPolygon ( ST_ConcaveHull(ST_Collect(Geometry))) AS geom FROM byfoot WHERE NodeFrom <text:s/>= 4350 AND Cost &lt;= 400.0;</text:p>
          </table:table-cell>
        </table:table-row>
        <table:table-row table:style-name="ro1">
          <table:table-cell/>
          <table:table-cell office:value-type="float" office:value="7615" calcext:value-type="float">
            <text:p>7615</text:p>
          </table:table-cell>
          <table:table-cell/>
          <table:table-cell table:formula="of:=CONCATENATE([.$A$4];LEFT([.C84];3);[.$A$5];[.B87];[.$C$3])" office:value-type="string" office:string-value="INSERT INTO ISO SELECT CastToMultiPolygon ( ST_ConcaveHull(ST_Collect(Geometry))) AS geom FROM byfoot WHERE NodeFrom  = 7615 AND Cost &lt;= 400.0;" calcext:value-type="string">
            <text:p>INSERT INTO ISO SELECT CastToMultiPolygon ( ST_ConcaveHull(ST_Collect(Geometry))) AS geom FROM byfoot WHERE NodeFrom <text:s/>= 7615 AND Cost &lt;= 400.0;</text:p>
          </table:table-cell>
        </table:table-row>
        <table:table-row table:style-name="ro1">
          <table:table-cell/>
          <table:table-cell office:value-type="float" office:value="6615" calcext:value-type="float">
            <text:p>6615</text:p>
          </table:table-cell>
          <table:table-cell/>
          <table:table-cell table:formula="of:=CONCATENATE([.$A$4];LEFT([.C85];3);[.$A$5];[.B88];[.$C$3])" office:value-type="string" office:string-value="INSERT INTO ISO SELECT CastToMultiPolygon ( ST_ConcaveHull(ST_Collect(Geometry))) AS geom FROM byfoot WHERE NodeFrom  = 6615 AND Cost &lt;= 400.0;" calcext:value-type="string">
            <text:p>INSERT INTO ISO SELECT CastToMultiPolygon ( ST_ConcaveHull(ST_Collect(Geometry))) AS geom FROM byfoot WHERE NodeFrom <text:s/>= 6615 AND Cost &lt;= 400.0;</text:p>
          </table:table-cell>
        </table:table-row>
        <table:table-row table:style-name="ro1">
          <table:table-cell/>
          <table:table-cell office:value-type="float" office:value="4506" calcext:value-type="float">
            <text:p>4506</text:p>
          </table:table-cell>
          <table:table-cell/>
          <table:table-cell table:formula="of:=CONCATENATE([.$A$4];LEFT([.C86];3);[.$A$5];[.B89];[.$C$3])" office:value-type="string" office:string-value="INSERT INTO ISO SELECT CastToMultiPolygon ( ST_ConcaveHull(ST_Collect(Geometry))) AS geom FROM byfoot WHERE NodeFrom  = 4506 AND Cost &lt;= 400.0;" calcext:value-type="string">
            <text:p>INSERT INTO ISO SELECT CastToMultiPolygon ( ST_ConcaveHull(ST_Collect(Geometry))) AS geom FROM byfoot WHERE NodeFrom <text:s/>= 4506 AND Cost &lt;= 400.0;</text:p>
          </table:table-cell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/>
          <table:table-cell table:formula="of:=CONCATENATE([.$A$4];LEFT([.C87];3);[.$A$5];[.B90];[.$C$3])" office:value-type="string" office:string-value="INSERT INTO ISO SELECT CastToMultiPolygon ( ST_ConcaveHull(ST_Collect(Geometry))) AS geom FROM byfoot WHERE NodeFrom  = 4230 AND Cost &lt;= 400.0;" calcext:value-type="string">
            <text:p>INSERT INTO ISO SELECT CastToMultiPolygon ( ST_ConcaveHull(ST_Collect(Geometry))) AS geom FROM byfoot WHERE NodeFrom <text:s/>= 4230 AND Cost &lt;= 400.0;</text:p>
          </table:table-cell>
        </table:table-row>
        <table:table-row table:style-name="ro1">
          <table:table-cell/>
          <table:table-cell office:value-type="float" office:value="5352" calcext:value-type="float">
            <text:p>5352</text:p>
          </table:table-cell>
          <table:table-cell/>
          <table:table-cell table:formula="of:=CONCATENATE([.$A$4];LEFT([.C88];3);[.$A$5];[.B91];[.$C$3])" office:value-type="string" office:string-value="INSERT INTO ISO SELECT CastToMultiPolygon ( ST_ConcaveHull(ST_Collect(Geometry))) AS geom FROM byfoot WHERE NodeFrom  = 5352 AND Cost &lt;= 400.0;" calcext:value-type="string">
            <text:p>INSERT INTO ISO SELECT CastToMultiPolygon ( ST_ConcaveHull(ST_Collect(Geometry))) AS geom FROM byfoot WHERE NodeFrom <text:s/>= 5352 AND Cost &lt;= 400.0;</text:p>
          </table:table-cell>
        </table:table-row>
        <table:table-row table:style-name="ro1">
          <table:table-cell/>
          <table:table-cell office:value-type="float" office:value="2380" calcext:value-type="float">
            <text:p>2380</text:p>
          </table:table-cell>
          <table:table-cell/>
          <table:table-cell table:formula="of:=CONCATENATE([.$A$4];LEFT([.C89];3);[.$A$5];[.B92];[.$C$3])" office:value-type="string" office:string-value="INSERT INTO ISO SELECT CastToMultiPolygon ( ST_ConcaveHull(ST_Collect(Geometry))) AS geom FROM byfoot WHERE NodeFrom  = 2380 AND Cost &lt;= 400.0;" calcext:value-type="string">
            <text:p>INSERT INTO ISO SELECT CastToMultiPolygon ( ST_ConcaveHull(ST_Collect(Geometry))) AS geom FROM byfoot WHERE NodeFrom <text:s/>= 2380 AND Cost &lt;= 400.0;</text:p>
          </table:table-cell>
        </table:table-row>
        <table:table-row table:style-name="ro1">
          <table:table-cell/>
          <table:table-cell office:value-type="float" office:value="3381" calcext:value-type="float">
            <text:p>3381</text:p>
          </table:table-cell>
          <table:table-cell/>
          <table:table-cell table:formula="of:=CONCATENATE([.$A$4];LEFT([.C90];3);[.$A$5];[.B93];[.$C$3])" office:value-type="string" office:string-value="INSERT INTO ISO SELECT CastToMultiPolygon ( ST_ConcaveHull(ST_Collect(Geometry))) AS geom FROM byfoot WHERE NodeFrom  = 3381 AND Cost &lt;= 400.0;" calcext:value-type="string">
            <text:p>INSERT INTO ISO SELECT CastToMultiPolygon ( ST_ConcaveHull(ST_Collect(Geometry))) AS geom FROM byfoot WHERE NodeFrom <text:s/>= 3381 AND Cost &lt;= 400.0;</text:p>
          </table:table-cell>
        </table:table-row>
        <table:table-row table:style-name="ro1">
          <table:table-cell/>
          <table:table-cell office:value-type="float" office:value="5513" calcext:value-type="float">
            <text:p>5513</text:p>
          </table:table-cell>
          <table:table-cell/>
          <table:table-cell table:formula="of:=CONCATENATE([.$A$4];LEFT([.C91];3);[.$A$5];[.B94];[.$C$3])" office:value-type="string" office:string-value="INSERT INTO ISO SELECT CastToMultiPolygon ( ST_ConcaveHull(ST_Collect(Geometry))) AS geom FROM byfoot WHERE NodeFrom  = 5513 AND Cost &lt;= 400.0;" calcext:value-type="string">
            <text:p>INSERT INTO ISO SELECT CastToMultiPolygon ( ST_ConcaveHull(ST_Collect(Geometry))) AS geom FROM byfoot WHERE NodeFrom <text:s/>= 5513 AND Cost &lt;= 400.0;</text:p>
          </table:table-cell>
        </table:table-row>
        <table:table-row table:style-name="ro1">
          <table:table-cell/>
          <table:table-cell office:value-type="float" office:value="9680" calcext:value-type="float">
            <text:p>9680</text:p>
          </table:table-cell>
          <table:table-cell/>
          <table:table-cell table:formula="of:=CONCATENATE([.$A$4];LEFT([.C92];3);[.$A$5];[.B95];[.$C$3])" office:value-type="string" office:string-value="INSERT INTO ISO SELECT CastToMultiPolygon ( ST_ConcaveHull(ST_Collect(Geometry))) AS geom FROM byfoot WHERE NodeFrom  = 9680 AND Cost &lt;= 400.0;" calcext:value-type="string">
            <text:p>INSERT INTO ISO SELECT CastToMultiPolygon ( ST_ConcaveHull(ST_Collect(Geometry))) AS geom FROM byfoot WHERE NodeFrom <text:s/>= 9680 AND Cost &lt;= 400.0;</text:p>
          </table:table-cell>
        </table:table-row>
        <table:table-row table:style-name="ro1">
          <table:table-cell/>
          <table:table-cell office:value-type="float" office:value="3970" calcext:value-type="float">
            <text:p>3970</text:p>
          </table:table-cell>
          <table:table-cell/>
          <table:table-cell table:formula="of:=CONCATENATE([.$A$4];LEFT([.C93];3);[.$A$5];[.B96];[.$C$3])" office:value-type="string" office:string-value="INSERT INTO ISO SELECT CastToMultiPolygon ( ST_ConcaveHull(ST_Collect(Geometry))) AS geom FROM byfoot WHERE NodeFrom  = 3970 AND Cost &lt;= 400.0;" calcext:value-type="string">
            <text:p>INSERT INTO ISO SELECT CastToMultiPolygon ( ST_ConcaveHull(ST_Collect(Geometry))) AS geom FROM byfoot WHERE NodeFrom <text:s/>= 3970 AND Cost &lt;= 400.0;</text:p>
          </table:table-cell>
        </table:table-row>
        <table:table-row table:style-name="ro1">
          <table:table-cell/>
          <table:table-cell office:value-type="float" office:value="7595" calcext:value-type="float">
            <text:p>7595</text:p>
          </table:table-cell>
          <table:table-cell/>
          <table:table-cell table:formula="of:=CONCATENATE([.$A$4];LEFT([.C94];3);[.$A$5];[.B97];[.$C$3])" office:value-type="string" office:string-value="INSERT INTO ISO SELECT CastToMultiPolygon ( ST_ConcaveHull(ST_Collect(Geometry))) AS geom FROM byfoot WHERE NodeFrom  = 7595 AND Cost &lt;= 400.0;" calcext:value-type="string">
            <text:p>INSERT INTO ISO SELECT CastToMultiPolygon ( ST_ConcaveHull(ST_Collect(Geometry))) AS geom FROM byfoot WHERE NodeFrom <text:s/>= 7595 AND Cost &lt;= 400.0;</text:p>
          </table:table-cell>
        </table:table-row>
        <table:table-row table:style-name="ro1">
          <table:table-cell/>
          <table:table-cell office:value-type="float" office:value="6289" calcext:value-type="float">
            <text:p>6289</text:p>
          </table:table-cell>
          <table:table-cell/>
          <table:table-cell table:formula="of:=CONCATENATE([.$A$4];LEFT([.C95];3);[.$A$5];[.B98];[.$C$3])" office:value-type="string" office:string-value="INSERT INTO ISO SELECT CastToMultiPolygon ( ST_ConcaveHull(ST_Collect(Geometry))) AS geom FROM byfoot WHERE NodeFrom  = 6289 AND Cost &lt;= 400.0;" calcext:value-type="string">
            <text:p>INSERT INTO ISO SELECT CastToMultiPolygon ( ST_ConcaveHull(ST_Collect(Geometry))) AS geom FROM byfoot WHERE NodeFrom <text:s/>= 6289 AND Cost &lt;= 400.0;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/>
          <table:table-cell table:formula="of:=CONCATENATE([.$A$4];LEFT([.C96];3);[.$A$5];[.B99];[.$C$3])" office:value-type="string" office:string-value="INSERT INTO ISO SELECT CastToMultiPolygon ( ST_ConcaveHull(ST_Collect(Geometry))) AS geom FROM byfoot WHERE NodeFrom  = 347 AND Cost &lt;= 400.0;" calcext:value-type="string">
            <text:p>INSERT INTO ISO SELECT CastToMultiPolygon ( ST_ConcaveHull(ST_Collect(Geometry))) AS geom FROM byfoot WHERE NodeFrom <text:s/>= 347 AND Cost &lt;= 400.0;</text:p>
          </table:table-cell>
        </table:table-row>
        <table:table-row table:style-name="ro1">
          <table:table-cell/>
          <table:table-cell office:value-type="float" office:value="10464" calcext:value-type="float">
            <text:p>10464</text:p>
          </table:table-cell>
          <table:table-cell/>
          <table:table-cell table:formula="of:=CONCATENATE([.$A$4];LEFT([.C97];3);[.$A$5];[.B100];[.$C$3])" office:value-type="string" office:string-value="INSERT INTO ISO SELECT CastToMultiPolygon ( ST_ConcaveHull(ST_Collect(Geometry))) AS geom FROM byfoot WHERE NodeFrom  = 10464 AND Cost &lt;= 400.0;" calcext:value-type="string">
            <text:p>INSERT INTO ISO SELECT CastToMultiPolygon ( ST_ConcaveHull(ST_Collect(Geometry))) AS geom FROM byfoot WHERE NodeFrom <text:s/>= 10464 AND Cost &lt;= 400.0;</text:p>
          </table:table-cell>
        </table:table-row>
        <table:table-row table:style-name="ro1">
          <table:table-cell/>
          <table:table-cell office:value-type="float" office:value="9518" calcext:value-type="float">
            <text:p>9518</text:p>
          </table:table-cell>
          <table:table-cell/>
          <table:table-cell table:formula="of:=CONCATENATE([.$A$4];LEFT([.C98];3);[.$A$5];[.B101];[.$C$3])" office:value-type="string" office:string-value="INSERT INTO ISO SELECT CastToMultiPolygon ( ST_ConcaveHull(ST_Collect(Geometry))) AS geom FROM byfoot WHERE NodeFrom  = 9518 AND Cost &lt;= 400.0;" calcext:value-type="string">
            <text:p>INSERT INTO ISO SELECT CastToMultiPolygon ( ST_ConcaveHull(ST_Collect(Geometry))) AS geom FROM byfoot WHERE NodeFrom <text:s/>= 9518 AND Cost &lt;= 400.0;</text:p>
          </table:table-cell>
        </table:table-row>
        <table:table-row table:style-name="ro1">
          <table:table-cell/>
          <table:table-cell office:value-type="float" office:value="4743" calcext:value-type="float">
            <text:p>4743</text:p>
          </table:table-cell>
          <table:table-cell/>
          <table:table-cell table:formula="of:=CONCATENATE([.$A$4];LEFT([.C99];3);[.$A$5];[.B102];[.$C$3])" office:value-type="string" office:string-value="INSERT INTO ISO SELECT CastToMultiPolygon ( ST_ConcaveHull(ST_Collect(Geometry))) AS geom FROM byfoot WHERE NodeFrom  = 4743 AND Cost &lt;= 400.0;" calcext:value-type="string">
            <text:p>INSERT INTO ISO SELECT CastToMultiPolygon ( ST_ConcaveHull(ST_Collect(Geometry))) AS geom FROM byfoot WHERE NodeFrom <text:s/>= 4743 AND Cost &lt;= 400.0;</text:p>
          </table:table-cell>
        </table:table-row>
        <table:table-row table:style-name="ro1">
          <table:table-cell/>
          <table:table-cell office:value-type="float" office:value="6137" calcext:value-type="float">
            <text:p>6137</text:p>
          </table:table-cell>
          <table:table-cell/>
          <table:table-cell table:formula="of:=CONCATENATE([.$A$4];LEFT([.C100];3);[.$A$5];[.B103];[.$C$3])" office:value-type="string" office:string-value="INSERT INTO ISO SELECT CastToMultiPolygon ( ST_ConcaveHull(ST_Collect(Geometry))) AS geom FROM byfoot WHERE NodeFrom  = 6137 AND Cost &lt;= 400.0;" calcext:value-type="string">
            <text:p>INSERT INTO ISO SELECT CastToMultiPolygon ( ST_ConcaveHull(ST_Collect(Geometry))) AS geom FROM byfoot WHERE NodeFrom <text:s/>= 6137 AND Cost &lt;= 400.0;</text:p>
          </table:table-cell>
        </table:table-row>
        <table:table-row table:style-name="ro1">
          <table:table-cell/>
          <table:table-cell office:value-type="float" office:value="10201" calcext:value-type="float">
            <text:p>10201</text:p>
          </table:table-cell>
          <table:table-cell/>
          <table:table-cell table:formula="of:=CONCATENATE([.$A$4];LEFT([.C101];3);[.$A$5];[.B104];[.$C$3])" office:value-type="string" office:string-value="INSERT INTO ISO SELECT CastToMultiPolygon ( ST_ConcaveHull(ST_Collect(Geometry))) AS geom FROM byfoot WHERE NodeFrom  = 10201 AND Cost &lt;= 400.0;" calcext:value-type="string">
            <text:p>INSERT INTO ISO SELECT CastToMultiPolygon ( ST_ConcaveHull(ST_Collect(Geometry))) AS geom FROM byfoot WHERE NodeFrom <text:s/>= 10201 AND Cost &lt;= 400.0;</text:p>
          </table:table-cell>
        </table:table-row>
        <table:table-row table:style-name="ro1">
          <table:table-cell/>
          <table:table-cell office:value-type="float" office:value="10222" calcext:value-type="float">
            <text:p>10222</text:p>
          </table:table-cell>
          <table:table-cell/>
          <table:table-cell table:formula="of:=CONCATENATE([.$A$4];LEFT([.C102];3);[.$A$5];[.B105];[.$C$3])" office:value-type="string" office:string-value="INSERT INTO ISO SELECT CastToMultiPolygon ( ST_ConcaveHull(ST_Collect(Geometry))) AS geom FROM byfoot WHERE NodeFrom  = 10222 AND Cost &lt;= 400.0;" calcext:value-type="string">
            <text:p>INSERT INTO ISO SELECT CastToMultiPolygon ( ST_ConcaveHull(ST_Collect(Geometry))) AS geom FROM byfoot WHERE NodeFrom <text:s/>= 10222 AND Cost &lt;= 400.0;</text:p>
          </table:table-cell>
        </table:table-row>
        <table:table-row table:style-name="ro1">
          <table:table-cell/>
          <table:table-cell office:value-type="float" office:value="10292" calcext:value-type="float">
            <text:p>10292</text:p>
          </table:table-cell>
          <table:table-cell/>
          <table:table-cell table:formula="of:=CONCATENATE([.$A$4];LEFT([.C103];3);[.$A$5];[.B106];[.$C$3])" office:value-type="string" office:string-value="INSERT INTO ISO SELECT CastToMultiPolygon ( ST_ConcaveHull(ST_Collect(Geometry))) AS geom FROM byfoot WHERE NodeFrom  = 10292 AND Cost &lt;= 400.0;" calcext:value-type="string">
            <text:p>INSERT INTO ISO SELECT CastToMultiPolygon ( ST_ConcaveHull(ST_Collect(Geometry))) AS geom FROM byfoot WHERE NodeFrom <text:s/>= 10292 AND Cost &lt;= 400.0;</text:p>
          </table:table-cell>
        </table:table-row>
        <table:table-row table:style-name="ro1">
          <table:table-cell/>
          <table:table-cell office:value-type="float" office:value="9332" calcext:value-type="float">
            <text:p>9332</text:p>
          </table:table-cell>
          <table:table-cell/>
          <table:table-cell table:formula="of:=CONCATENATE([.$A$4];LEFT([.C104];3);[.$A$5];[.B107];[.$C$3])" office:value-type="string" office:string-value="INSERT INTO ISO SELECT CastToMultiPolygon ( ST_ConcaveHull(ST_Collect(Geometry))) AS geom FROM byfoot WHERE NodeFrom  = 9332 AND Cost &lt;= 400.0;" calcext:value-type="string">
            <text:p>INSERT INTO ISO SELECT CastToMultiPolygon ( ST_ConcaveHull(ST_Collect(Geometry))) AS geom FROM byfoot WHERE NodeFrom <text:s/>= 9332 AND Cost &lt;= 400.0;</text:p>
          </table:table-cell>
        </table:table-row>
        <table:table-row table:style-name="ro1">
          <table:table-cell/>
          <table:table-cell office:value-type="float" office:value="8190" calcext:value-type="float">
            <text:p>8190</text:p>
          </table:table-cell>
          <table:table-cell/>
          <table:table-cell table:formula="of:=CONCATENATE([.$A$4];LEFT([.C105];3);[.$A$5];[.B108];[.$C$3])" office:value-type="string" office:string-value="INSERT INTO ISO SELECT CastToMultiPolygon ( ST_ConcaveHull(ST_Collect(Geometry))) AS geom FROM byfoot WHERE NodeFrom  = 8190 AND Cost &lt;= 400.0;" calcext:value-type="string">
            <text:p>INSERT INTO ISO SELECT CastToMultiPolygon ( ST_ConcaveHull(ST_Collect(Geometry))) AS geom FROM byfoot WHERE NodeFrom <text:s/>= 8190 AND Cost &lt;= 400.0;</text:p>
          </table:table-cell>
        </table:table-row>
        <table:table-row table:style-name="ro1">
          <table:table-cell/>
          <table:table-cell office:value-type="float" office:value="3578" calcext:value-type="float">
            <text:p>3578</text:p>
          </table:table-cell>
          <table:table-cell/>
          <table:table-cell table:formula="of:=CONCATENATE([.$A$4];LEFT([.C106];3);[.$A$5];[.B109];[.$C$3])" office:value-type="string" office:string-value="INSERT INTO ISO SELECT CastToMultiPolygon ( ST_ConcaveHull(ST_Collect(Geometry))) AS geom FROM byfoot WHERE NodeFrom  = 3578 AND Cost &lt;= 400.0;" calcext:value-type="string">
            <text:p>INSERT INTO ISO SELECT CastToMultiPolygon ( ST_ConcaveHull(ST_Collect(Geometry))) AS geom FROM byfoot WHERE NodeFrom <text:s/>= 3578 AND Cost &lt;= 400.0;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/>
          <table:table-cell table:formula="of:=CONCATENATE([.$A$4];LEFT([.C107];3);[.$A$5];[.B110];[.$C$3])" office:value-type="string" office:string-value="INSERT INTO ISO SELECT CastToMultiPolygon ( ST_ConcaveHull(ST_Collect(Geometry))) AS geom FROM byfoot WHERE NodeFrom  = 82 AND Cost &lt;= 400.0;" calcext:value-type="string">
            <text:p>INSERT INTO ISO SELECT CastToMultiPolygon ( ST_ConcaveHull(ST_Collect(Geometry))) AS geom FROM byfoot WHERE NodeFrom <text:s/>= 82 AND Cost &lt;= 400.0;</text:p>
          </table:table-cell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/>
          <table:table-cell table:formula="of:=CONCATENATE([.$A$4];LEFT([.C108];3);[.$A$5];[.B111];[.$C$3])" office:value-type="string" office:string-value="INSERT INTO ISO SELECT CastToMultiPolygon ( ST_ConcaveHull(ST_Collect(Geometry))) AS geom FROM byfoot WHERE NodeFrom  = 1889 AND Cost &lt;= 400.0;" calcext:value-type="string">
            <text:p>INSERT INTO ISO SELECT CastToMultiPolygon ( ST_ConcaveHull(ST_Collect(Geometry))) AS geom FROM byfoot WHERE NodeFrom <text:s/>= 1889 AND Cost &lt;= 400.0;</text:p>
          </table:table-cell>
        </table:table-row>
        <table:table-row table:style-name="ro1">
          <table:table-cell/>
          <table:table-cell office:value-type="float" office:value="8396" calcext:value-type="float">
            <text:p>8396</text:p>
          </table:table-cell>
          <table:table-cell/>
          <table:table-cell table:formula="of:=CONCATENATE([.$A$4];LEFT([.C109];3);[.$A$5];[.B112];[.$C$3])" office:value-type="string" office:string-value="INSERT INTO ISO SELECT CastToMultiPolygon ( ST_ConcaveHull(ST_Collect(Geometry))) AS geom FROM byfoot WHERE NodeFrom  = 8396 AND Cost &lt;= 400.0;" calcext:value-type="string">
            <text:p>INSERT INTO ISO SELECT CastToMultiPolygon ( ST_ConcaveHull(ST_Collect(Geometry))) AS geom FROM byfoot WHERE NodeFrom <text:s/>= 8396 AND Cost &lt;= 400.0;</text:p>
          </table:table-cell>
        </table:table-row>
        <table:table-row table:style-name="ro1">
          <table:table-cell/>
          <table:table-cell office:value-type="float" office:value="7478" calcext:value-type="float">
            <text:p>7478</text:p>
          </table:table-cell>
          <table:table-cell/>
          <table:table-cell table:formula="of:=CONCATENATE([.$A$4];LEFT([.C110];3);[.$A$5];[.B113];[.$C$3])" office:value-type="string" office:string-value="INSERT INTO ISO SELECT CastToMultiPolygon ( ST_ConcaveHull(ST_Collect(Geometry))) AS geom FROM byfoot WHERE NodeFrom  = 7478 AND Cost &lt;= 400.0;" calcext:value-type="string">
            <text:p>INSERT INTO ISO SELECT CastToMultiPolygon ( ST_ConcaveHull(ST_Collect(Geometry))) AS geom FROM byfoot WHERE NodeFrom <text:s/>= 7478 AND Cost &lt;= 400.0;</text:p>
          </table:table-cell>
        </table:table-row>
        <table:table-row table:style-name="ro1">
          <table:table-cell/>
          <table:table-cell office:value-type="float" office:value="5214" calcext:value-type="float">
            <text:p>5214</text:p>
          </table:table-cell>
          <table:table-cell/>
          <table:table-cell table:formula="of:=CONCATENATE([.$A$4];LEFT([.C111];3);[.$A$5];[.B114];[.$C$3])" office:value-type="string" office:string-value="INSERT INTO ISO SELECT CastToMultiPolygon ( ST_ConcaveHull(ST_Collect(Geometry))) AS geom FROM byfoot WHERE NodeFrom  = 5214 AND Cost &lt;= 400.0;" calcext:value-type="string">
            <text:p>INSERT INTO ISO SELECT CastToMultiPolygon ( ST_ConcaveHull(ST_Collect(Geometry))) AS geom FROM byfoot WHERE NodeFrom <text:s/>= 5214 AND Cost &lt;= 400.0;</text:p>
          </table:table-cell>
        </table:table-row>
        <table:table-row table:style-name="ro1">
          <table:table-cell/>
          <table:table-cell office:value-type="float" office:value="4007" calcext:value-type="float">
            <text:p>4007</text:p>
          </table:table-cell>
          <table:table-cell/>
          <table:table-cell table:formula="of:=CONCATENATE([.$A$4];LEFT([.C112];3);[.$A$5];[.B115];[.$C$3])" office:value-type="string" office:string-value="INSERT INTO ISO SELECT CastToMultiPolygon ( ST_ConcaveHull(ST_Collect(Geometry))) AS geom FROM byfoot WHERE NodeFrom  = 4007 AND Cost &lt;= 400.0;" calcext:value-type="string">
            <text:p>INSERT INTO ISO SELECT CastToMultiPolygon ( ST_ConcaveHull(ST_Collect(Geometry))) AS geom FROM byfoot WHERE NodeFrom <text:s/>= 4007 AND Cost &lt;= 400.0;</text:p>
          </table:table-cell>
        </table:table-row>
        <table:table-row table:style-name="ro1">
          <table:table-cell/>
          <table:table-cell office:value-type="float" office:value="2521" calcext:value-type="float">
            <text:p>2521</text:p>
          </table:table-cell>
          <table:table-cell/>
          <table:table-cell table:formula="of:=CONCATENATE([.$A$4];LEFT([.C113];3);[.$A$5];[.B116];[.$C$3])" office:value-type="string" office:string-value="INSERT INTO ISO SELECT CastToMultiPolygon ( ST_ConcaveHull(ST_Collect(Geometry))) AS geom FROM byfoot WHERE NodeFrom  = 2521 AND Cost &lt;= 400.0;" calcext:value-type="string">
            <text:p>INSERT INTO ISO SELECT CastToMultiPolygon ( ST_ConcaveHull(ST_Collect(Geometry))) AS geom FROM byfoot WHERE NodeFrom <text:s/>= 2521 AND Cost &lt;= 400.0;</text:p>
          </table:table-cell>
        </table:table-row>
        <table:table-row table:style-name="ro1">
          <table:table-cell/>
          <table:table-cell office:value-type="float" office:value="5285" calcext:value-type="float">
            <text:p>5285</text:p>
          </table:table-cell>
          <table:table-cell/>
          <table:table-cell table:formula="of:=CONCATENATE([.$A$4];LEFT([.C114];3);[.$A$5];[.B117];[.$C$3])" office:value-type="string" office:string-value="INSERT INTO ISO SELECT CastToMultiPolygon ( ST_ConcaveHull(ST_Collect(Geometry))) AS geom FROM byfoot WHERE NodeFrom  = 5285 AND Cost &lt;= 400.0;" calcext:value-type="string">
            <text:p>INSERT INTO ISO SELECT CastToMultiPolygon ( ST_ConcaveHull(ST_Collect(Geometry))) AS geom FROM byfoot WHERE NodeFrom <text:s/>= 5285 AND Cost &lt;= 400.0;</text:p>
          </table:table-cell>
        </table:table-row>
        <table:table-row table:style-name="ro1">
          <table:table-cell/>
          <table:table-cell office:value-type="float" office:value="10414" calcext:value-type="float">
            <text:p>10414</text:p>
          </table:table-cell>
          <table:table-cell/>
          <table:table-cell table:formula="of:=CONCATENATE([.$A$4];LEFT([.C115];3);[.$A$5];[.B118];[.$C$3])" office:value-type="string" office:string-value="INSERT INTO ISO SELECT CastToMultiPolygon ( ST_ConcaveHull(ST_Collect(Geometry))) AS geom FROM byfoot WHERE NodeFrom  = 10414 AND Cost &lt;= 400.0;" calcext:value-type="string">
            <text:p>INSERT INTO ISO SELECT CastToMultiPolygon ( ST_ConcaveHull(ST_Collect(Geometry))) AS geom FROM byfoot WHERE NodeFrom <text:s/>= 10414 AND Cost &lt;= 400.0;</text:p>
          </table:table-cell>
        </table:table-row>
        <table:table-row table:style-name="ro1">
          <table:table-cell/>
          <table:table-cell office:value-type="float" office:value="10590" calcext:value-type="float">
            <text:p>10590</text:p>
          </table:table-cell>
          <table:table-cell/>
          <table:table-cell table:formula="of:=CONCATENATE([.$A$4];LEFT([.C116];3);[.$A$5];[.B119];[.$C$3])" office:value-type="string" office:string-value="INSERT INTO ISO SELECT CastToMultiPolygon ( ST_ConcaveHull(ST_Collect(Geometry))) AS geom FROM byfoot WHERE NodeFrom  = 10590 AND Cost &lt;= 400.0;" calcext:value-type="string">
            <text:p>INSERT INTO ISO SELECT CastToMultiPolygon ( ST_ConcaveHull(ST_Collect(Geometry))) AS geom FROM byfoot WHERE NodeFrom <text:s/>= 10590 AND Cost &lt;= 400.0;</text:p>
          </table:table-cell>
        </table:table-row>
        <table:table-row table:style-name="ro1">
          <table:table-cell/>
          <table:table-cell office:value-type="float" office:value="5245" calcext:value-type="float">
            <text:p>5245</text:p>
          </table:table-cell>
          <table:table-cell/>
          <table:table-cell table:formula="of:=CONCATENATE([.$A$4];LEFT([.C117];3);[.$A$5];[.B120];[.$C$3])" office:value-type="string" office:string-value="INSERT INTO ISO SELECT CastToMultiPolygon ( ST_ConcaveHull(ST_Collect(Geometry))) AS geom FROM byfoot WHERE NodeFrom  = 5245 AND Cost &lt;= 400.0;" calcext:value-type="string">
            <text:p>INSERT INTO ISO SELECT CastToMultiPolygon ( ST_ConcaveHull(ST_Collect(Geometry))) AS geom FROM byfoot WHERE NodeFrom <text:s/>= 5245 AND Cost &lt;= 400.0;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/>
          <table:table-cell table:formula="of:=CONCATENATE([.$A$4];LEFT([.C118];3);[.$A$5];[.B121];[.$C$3])" office:value-type="string" office:string-value="INSERT INTO ISO SELECT CastToMultiPolygon ( ST_ConcaveHull(ST_Collect(Geometry))) AS geom FROM byfoot WHERE NodeFrom  = 6700 AND Cost &lt;= 400.0;" calcext:value-type="string">
            <text:p>INSERT INTO ISO SELECT CastToMultiPolygon ( ST_ConcaveHull(ST_Collect(Geometry))) AS geom FROM byfoot WHERE NodeFrom <text:s/>= 6700 AND Cost &lt;= 400.0;</text:p>
          </table:table-cell>
        </table:table-row>
        <table:table-row table:style-name="ro1">
          <table:table-cell/>
          <table:table-cell office:value-type="float" office:value="3991" calcext:value-type="float">
            <text:p>3991</text:p>
          </table:table-cell>
          <table:table-cell/>
          <table:table-cell table:formula="of:=CONCATENATE([.$A$4];LEFT([.C119];3);[.$A$5];[.B122];[.$C$3])" office:value-type="string" office:string-value="INSERT INTO ISO SELECT CastToMultiPolygon ( ST_ConcaveHull(ST_Collect(Geometry))) AS geom FROM byfoot WHERE NodeFrom  = 3991 AND Cost &lt;= 400.0;" calcext:value-type="string">
            <text:p>INSERT INTO ISO SELECT CastToMultiPolygon ( ST_ConcaveHull(ST_Collect(Geometry))) AS geom FROM byfoot WHERE NodeFrom <text:s/>= 3991 AND Cost &lt;= 400.0;</text:p>
          </table:table-cell>
        </table:table-row>
        <table:table-row table:style-name="ro1">
          <table:table-cell/>
          <table:table-cell office:value-type="float" office:value="5453" calcext:value-type="float">
            <text:p>5453</text:p>
          </table:table-cell>
          <table:table-cell/>
          <table:table-cell table:formula="of:=CONCATENATE([.$A$4];LEFT([.C120];3);[.$A$5];[.B123];[.$C$3])" office:value-type="string" office:string-value="INSERT INTO ISO SELECT CastToMultiPolygon ( ST_ConcaveHull(ST_Collect(Geometry))) AS geom FROM byfoot WHERE NodeFrom  = 5453 AND Cost &lt;= 400.0;" calcext:value-type="string">
            <text:p>INSERT INTO ISO SELECT CastToMultiPolygon ( ST_ConcaveHull(ST_Collect(Geometry))) AS geom FROM byfoot WHERE NodeFrom <text:s/>= 5453 AND Cost &lt;= 400.0;</text:p>
          </table:table-cell>
        </table:table-row>
        <table:table-row table:style-name="ro1">
          <table:table-cell/>
          <table:table-cell office:value-type="float" office:value="4063" calcext:value-type="float">
            <text:p>4063</text:p>
          </table:table-cell>
          <table:table-cell/>
          <table:table-cell table:formula="of:=CONCATENATE([.$A$4];LEFT([.C121];3);[.$A$5];[.B124];[.$C$3])" office:value-type="string" office:string-value="INSERT INTO ISO SELECT CastToMultiPolygon ( ST_ConcaveHull(ST_Collect(Geometry))) AS geom FROM byfoot WHERE NodeFrom  = 4063 AND Cost &lt;= 400.0;" calcext:value-type="string">
            <text:p>INSERT INTO ISO SELECT CastToMultiPolygon ( ST_ConcaveHull(ST_Collect(Geometry))) AS geom FROM byfoot WHERE NodeFrom <text:s/>= 4063 AND Cost &lt;= 400.0;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/>
          <table:table-cell table:formula="of:=CONCATENATE([.$A$4];LEFT([.C122];3);[.$A$5];[.B125];[.$C$3])" office:value-type="string" office:string-value="INSERT INTO ISO SELECT CastToMultiPolygon ( ST_ConcaveHull(ST_Collect(Geometry))) AS geom FROM byfoot WHERE NodeFrom  = 126 AND Cost &lt;= 400.0;" calcext:value-type="string">
            <text:p>INSERT INTO ISO SELECT CastToMultiPolygon ( ST_ConcaveHull(ST_Collect(Geometry))) AS geom FROM byfoot WHERE NodeFrom <text:s/>= 126 AND Cost &lt;= 400.0;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/>
          <table:table-cell table:formula="of:=CONCATENATE([.$A$4];LEFT([.C123];3);[.$A$5];[.B126];[.$C$3])" office:value-type="string" office:string-value="INSERT INTO ISO SELECT CastToMultiPolygon ( ST_ConcaveHull(ST_Collect(Geometry))) AS geom FROM byfoot WHERE NodeFrom  = 225 AND Cost &lt;= 400.0;" calcext:value-type="string">
            <text:p>INSERT INTO ISO SELECT CastToMultiPolygon ( ST_ConcaveHull(ST_Collect(Geometry))) AS geom FROM byfoot WHERE NodeFrom <text:s/>= 225 AND Cost &lt;= 400.0;</text:p>
          </table:table-cell>
        </table:table-row>
        <table:table-row table:style-name="ro1">
          <table:table-cell/>
          <table:table-cell office:value-type="float" office:value="10413" calcext:value-type="float">
            <text:p>10413</text:p>
          </table:table-cell>
          <table:table-cell/>
          <table:table-cell table:formula="of:=CONCATENATE([.$A$4];LEFT([.C124];3);[.$A$5];[.B127];[.$C$3])" office:value-type="string" office:string-value="INSERT INTO ISO SELECT CastToMultiPolygon ( ST_ConcaveHull(ST_Collect(Geometry))) AS geom FROM byfoot WHERE NodeFrom  = 10413 AND Cost &lt;= 400.0;" calcext:value-type="string">
            <text:p>INSERT INTO ISO SELECT CastToMultiPolygon ( ST_ConcaveHull(ST_Collect(Geometry))) AS geom FROM byfoot WHERE NodeFrom <text:s/>= 10413 AND Cost &lt;= 400.0;</text:p>
          </table:table-cell>
        </table:table-row>
        <table:table-row table:style-name="ro1">
          <table:table-cell/>
          <table:table-cell office:value-type="float" office:value="5211" calcext:value-type="float">
            <text:p>5211</text:p>
          </table:table-cell>
          <table:table-cell/>
          <table:table-cell table:formula="of:=CONCATENATE([.$A$4];LEFT([.C125];3);[.$A$5];[.B128];[.$C$3])" office:value-type="string" office:string-value="INSERT INTO ISO SELECT CastToMultiPolygon ( ST_ConcaveHull(ST_Collect(Geometry))) AS geom FROM byfoot WHERE NodeFrom  = 5211 AND Cost &lt;= 400.0;" calcext:value-type="string">
            <text:p>INSERT INTO ISO SELECT CastToMultiPolygon ( ST_ConcaveHull(ST_Collect(Geometry))) AS geom FROM byfoot WHERE NodeFrom <text:s/>= 5211 AND Cost &lt;= 400.0;</text:p>
          </table:table-cell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/>
          <table:table-cell table:formula="of:=CONCATENATE([.$A$4];LEFT([.C126];3);[.$A$5];[.B129];[.$C$3])" office:value-type="string" office:string-value="INSERT INTO ISO SELECT CastToMultiPolygon ( ST_ConcaveHull(ST_Collect(Geometry))) AS geom FROM byfoot WHERE NodeFrom  = 5122 AND Cost &lt;= 400.0;" calcext:value-type="string">
            <text:p>INSERT INTO ISO SELECT CastToMultiPolygon ( ST_ConcaveHull(ST_Collect(Geometry))) AS geom FROM byfoot WHERE NodeFrom <text:s/>= 5122 AND Cost &lt;= 400.0;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/>
          <table:table-cell table:formula="of:=CONCATENATE([.$A$4];LEFT([.C127];3);[.$A$5];[.B130];[.$C$3])" office:value-type="string" office:string-value="INSERT INTO ISO SELECT CastToMultiPolygon ( ST_ConcaveHull(ST_Collect(Geometry))) AS geom FROM byfoot WHERE NodeFrom  = 412 AND Cost &lt;= 400.0;" calcext:value-type="string">
            <text:p>INSERT INTO ISO SELECT CastToMultiPolygon ( ST_ConcaveHull(ST_Collect(Geometry))) AS geom FROM byfoot WHERE NodeFrom <text:s/>= 412 AND Cost &lt;= 400.0;</text:p>
          </table:table-cell>
        </table:table-row>
        <table:table-row table:style-name="ro1">
          <table:table-cell/>
          <table:table-cell office:value-type="float" office:value="4908" calcext:value-type="float">
            <text:p>4908</text:p>
          </table:table-cell>
          <table:table-cell/>
          <table:table-cell table:formula="of:=CONCATENATE([.$A$4];LEFT([.C128];3);[.$A$5];[.B131];[.$C$3])" office:value-type="string" office:string-value="INSERT INTO ISO SELECT CastToMultiPolygon ( ST_ConcaveHull(ST_Collect(Geometry))) AS geom FROM byfoot WHERE NodeFrom  = 4908 AND Cost &lt;= 400.0;" calcext:value-type="string">
            <text:p>INSERT INTO ISO SELECT CastToMultiPolygon ( ST_ConcaveHull(ST_Collect(Geometry))) AS geom FROM byfoot WHERE NodeFrom <text:s/>= 4908 AND Cost &lt;= 400.0;</text:p>
          </table:table-cell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/>
          <table:table-cell table:formula="of:=CONCATENATE([.$A$4];LEFT([.C129];3);[.$A$5];[.B132];[.$C$3])" office:value-type="string" office:string-value="INSERT INTO ISO SELECT CastToMultiPolygon ( ST_ConcaveHull(ST_Collect(Geometry))) AS geom FROM byfoot WHERE NodeFrom  = 3150 AND Cost &lt;= 400.0;" calcext:value-type="string">
            <text:p>INSERT INTO ISO SELECT CastToMultiPolygon ( ST_ConcaveHull(ST_Collect(Geometry))) AS geom FROM byfoot WHERE NodeFrom <text:s/>= 3150 AND Cost &lt;= 400.0;</text:p>
          </table:table-cell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/>
          <table:table-cell table:formula="of:=CONCATENATE([.$A$4];LEFT([.C130];3);[.$A$5];[.B133];[.$C$3])" office:value-type="string" office:string-value="INSERT INTO ISO SELECT CastToMultiPolygon ( ST_ConcaveHull(ST_Collect(Geometry))) AS geom FROM byfoot WHERE NodeFrom  = 1967 AND Cost &lt;= 400.0;" calcext:value-type="string">
            <text:p>INSERT INTO ISO SELECT CastToMultiPolygon ( ST_ConcaveHull(ST_Collect(Geometry))) AS geom FROM byfoot WHERE NodeFrom <text:s/>= 1967 AND Cost &lt;= 400.0;</text:p>
          </table:table-cell>
        </table:table-row>
        <table:table-row table:style-name="ro1">
          <table:table-cell/>
          <table:table-cell office:value-type="float" office:value="6099" calcext:value-type="float">
            <text:p>6099</text:p>
          </table:table-cell>
          <table:table-cell/>
          <table:table-cell table:formula="of:=CONCATENATE([.$A$4];LEFT([.C131];3);[.$A$5];[.B134];[.$C$3])" office:value-type="string" office:string-value="INSERT INTO ISO SELECT CastToMultiPolygon ( ST_ConcaveHull(ST_Collect(Geometry))) AS geom FROM byfoot WHERE NodeFrom  = 6099 AND Cost &lt;= 400.0;" calcext:value-type="string">
            <text:p>INSERT INTO ISO SELECT CastToMultiPolygon ( ST_ConcaveHull(ST_Collect(Geometry))) AS geom FROM byfoot WHERE NodeFrom <text:s/>= 6099 AND Cost &lt;= 400.0;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/>
          <table:table-cell table:formula="of:=CONCATENATE([.$A$4];LEFT([.C132];3);[.$A$5];[.B135];[.$C$3])" office:value-type="string" office:string-value="INSERT INTO ISO SELECT CastToMultiPolygon ( ST_ConcaveHull(ST_Collect(Geometry))) AS geom FROM byfoot WHERE NodeFrom  = 1020 AND Cost &lt;= 400.0;" calcext:value-type="string">
            <text:p>INSERT INTO ISO SELECT CastToMultiPolygon ( ST_ConcaveHull(ST_Collect(Geometry))) AS geom FROM byfoot WHERE NodeFrom <text:s/>= 1020 AND Cost &lt;= 400.0;</text:p>
          </table:table-cell>
        </table:table-row>
        <table:table-row table:style-name="ro1">
          <table:table-cell/>
          <table:table-cell office:value-type="float" office:value="6410" calcext:value-type="float">
            <text:p>6410</text:p>
          </table:table-cell>
          <table:table-cell/>
          <table:table-cell table:formula="of:=CONCATENATE([.$A$4];LEFT([.C133];3);[.$A$5];[.B136];[.$C$3])" office:value-type="string" office:string-value="INSERT INTO ISO SELECT CastToMultiPolygon ( ST_ConcaveHull(ST_Collect(Geometry))) AS geom FROM byfoot WHERE NodeFrom  = 6410 AND Cost &lt;= 400.0;" calcext:value-type="string">
            <text:p>INSERT INTO ISO SELECT CastToMultiPolygon ( ST_ConcaveHull(ST_Collect(Geometry))) AS geom FROM byfoot WHERE NodeFrom <text:s/>= 6410 AND Cost &lt;= 400.0;</text:p>
          </table:table-cell>
        </table:table-row>
        <table:table-row table:style-name="ro1">
          <table:table-cell/>
          <table:table-cell office:value-type="float" office:value="5268" calcext:value-type="float">
            <text:p>5268</text:p>
          </table:table-cell>
          <table:table-cell/>
          <table:table-cell table:formula="of:=CONCATENATE([.$A$4];LEFT([.C134];3);[.$A$5];[.B137];[.$C$3])" office:value-type="string" office:string-value="INSERT INTO ISO SELECT CastToMultiPolygon ( ST_ConcaveHull(ST_Collect(Geometry))) AS geom FROM byfoot WHERE NodeFrom  = 5268 AND Cost &lt;= 400.0;" calcext:value-type="string">
            <text:p>INSERT INTO ISO SELECT CastToMultiPolygon ( ST_ConcaveHull(ST_Collect(Geometry))) AS geom FROM byfoot WHERE NodeFrom <text:s/>= 5268 AND Cost &lt;= 400.0;</text:p>
          </table:table-cell>
        </table:table-row>
        <table:table-row table:style-name="ro1">
          <table:table-cell/>
          <table:table-cell office:value-type="float" office:value="8505" calcext:value-type="float">
            <text:p>8505</text:p>
          </table:table-cell>
          <table:table-cell/>
          <table:table-cell table:formula="of:=CONCATENATE([.$A$4];LEFT([.C135];3);[.$A$5];[.B138];[.$C$3])" office:value-type="string" office:string-value="INSERT INTO ISO SELECT CastToMultiPolygon ( ST_ConcaveHull(ST_Collect(Geometry))) AS geom FROM byfoot WHERE NodeFrom  = 8505 AND Cost &lt;= 400.0;" calcext:value-type="string">
            <text:p>INSERT INTO ISO SELECT CastToMultiPolygon ( ST_ConcaveHull(ST_Collect(Geometry))) AS geom FROM byfoot WHERE NodeFrom <text:s/>= 8505 AND Cost &lt;= 400.0;</text:p>
          </table:table-cell>
        </table:table-row>
        <table:table-row table:style-name="ro1">
          <table:table-cell/>
          <table:table-cell office:value-type="float" office:value="6527" calcext:value-type="float">
            <text:p>6527</text:p>
          </table:table-cell>
          <table:table-cell/>
          <table:table-cell table:formula="of:=CONCATENATE([.$A$4];LEFT([.C136];3);[.$A$5];[.B139];[.$C$3])" office:value-type="string" office:string-value="INSERT INTO ISO SELECT CastToMultiPolygon ( ST_ConcaveHull(ST_Collect(Geometry))) AS geom FROM byfoot WHERE NodeFrom  = 6527 AND Cost &lt;= 400.0;" calcext:value-type="string">
            <text:p>INSERT INTO ISO SELECT CastToMultiPolygon ( ST_ConcaveHull(ST_Collect(Geometry))) AS geom FROM byfoot WHERE NodeFrom <text:s/>= 6527 AND Cost &lt;= 400.0;</text:p>
          </table:table-cell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/>
          <table:table-cell table:formula="of:=CONCATENATE([.$A$4];LEFT([.C137];3);[.$A$5];[.B140];[.$C$3])" office:value-type="string" office:string-value="INSERT INTO ISO SELECT CastToMultiPolygon ( ST_ConcaveHull(ST_Collect(Geometry))) AS geom FROM byfoot WHERE NodeFrom  = 1819 AND Cost &lt;= 400.0;" calcext:value-type="string">
            <text:p>INSERT INTO ISO SELECT CastToMultiPolygon ( ST_ConcaveHull(ST_Collect(Geometry))) AS geom FROM byfoot WHERE NodeFrom <text:s/>= 1819 AND Cost &lt;= 400.0;</text:p>
          </table:table-cell>
        </table:table-row>
        <table:table-row table:style-name="ro1">
          <table:table-cell/>
          <table:table-cell office:value-type="float" office:value="2546" calcext:value-type="float">
            <text:p>2546</text:p>
          </table:table-cell>
          <table:table-cell/>
          <table:table-cell table:formula="of:=CONCATENATE([.$A$4];LEFT([.C138];3);[.$A$5];[.B141];[.$C$3])" office:value-type="string" office:string-value="INSERT INTO ISO SELECT CastToMultiPolygon ( ST_ConcaveHull(ST_Collect(Geometry))) AS geom FROM byfoot WHERE NodeFrom  = 2546 AND Cost &lt;= 400.0;" calcext:value-type="string">
            <text:p>INSERT INTO ISO SELECT CastToMultiPolygon ( ST_ConcaveHull(ST_Collect(Geometry))) AS geom FROM byfoot WHERE NodeFrom <text:s/>= 2546 AND Cost &lt;= 400.0;</text:p>
          </table:table-cell>
        </table:table-row>
        <table:table-row table:style-name="ro1">
          <table:table-cell/>
          <table:table-cell office:value-type="float" office:value="4285" calcext:value-type="float">
            <text:p>4285</text:p>
          </table:table-cell>
          <table:table-cell/>
          <table:table-cell table:formula="of:=CONCATENATE([.$A$4];LEFT([.C139];3);[.$A$5];[.B142];[.$C$3])" office:value-type="string" office:string-value="INSERT INTO ISO SELECT CastToMultiPolygon ( ST_ConcaveHull(ST_Collect(Geometry))) AS geom FROM byfoot WHERE NodeFrom  = 4285 AND Cost &lt;= 400.0;" calcext:value-type="string">
            <text:p>INSERT INTO ISO SELECT CastToMultiPolygon ( ST_ConcaveHull(ST_Collect(Geometry))) AS geom FROM byfoot WHERE NodeFrom <text:s/>= 4285 AND Cost &lt;= 400.0;</text:p>
          </table:table-cell>
        </table:table-row>
        <table:table-row table:style-name="ro1">
          <table:table-cell/>
          <table:table-cell office:value-type="float" office:value="4804" calcext:value-type="float">
            <text:p>4804</text:p>
          </table:table-cell>
          <table:table-cell/>
          <table:table-cell table:formula="of:=CONCATENATE([.$A$4];LEFT([.C140];3);[.$A$5];[.B143];[.$C$3])" office:value-type="string" office:string-value="INSERT INTO ISO SELECT CastToMultiPolygon ( ST_ConcaveHull(ST_Collect(Geometry))) AS geom FROM byfoot WHERE NodeFrom  = 4804 AND Cost &lt;= 400.0;" calcext:value-type="string">
            <text:p>INSERT INTO ISO SELECT CastToMultiPolygon ( ST_ConcaveHull(ST_Collect(Geometry))) AS geom FROM byfoot WHERE NodeFrom <text:s/>= 4804 AND Cost &lt;= 400.0;</text:p>
          </table:table-cell>
        </table:table-row>
        <table:table-row table:style-name="ro1">
          <table:table-cell/>
          <table:table-cell office:value-type="float" office:value="5702" calcext:value-type="float">
            <text:p>5702</text:p>
          </table:table-cell>
          <table:table-cell/>
          <table:table-cell table:formula="of:=CONCATENATE([.$A$4];LEFT([.C141];3);[.$A$5];[.B144];[.$C$3])" office:value-type="string" office:string-value="INSERT INTO ISO SELECT CastToMultiPolygon ( ST_ConcaveHull(ST_Collect(Geometry))) AS geom FROM byfoot WHERE NodeFrom  = 5702 AND Cost &lt;= 400.0;" calcext:value-type="string">
            <text:p>INSERT INTO ISO SELECT CastToMultiPolygon ( ST_ConcaveHull(ST_Collect(Geometry))) AS geom FROM byfoot WHERE NodeFrom <text:s/>= 5702 AND Cost &lt;= 400.0;</text:p>
          </table:table-cell>
        </table:table-row>
        <table:table-row table:style-name="ro1">
          <table:table-cell/>
          <table:table-cell office:value-type="float" office:value="3430" calcext:value-type="float">
            <text:p>3430</text:p>
          </table:table-cell>
          <table:table-cell/>
          <table:table-cell table:formula="of:=CONCATENATE([.$A$4];LEFT([.C142];3);[.$A$5];[.B145];[.$C$3])" office:value-type="string" office:string-value="INSERT INTO ISO SELECT CastToMultiPolygon ( ST_ConcaveHull(ST_Collect(Geometry))) AS geom FROM byfoot WHERE NodeFrom  = 3430 AND Cost &lt;= 400.0;" calcext:value-type="string">
            <text:p>INSERT INTO ISO SELECT CastToMultiPolygon ( ST_ConcaveHull(ST_Collect(Geometry))) AS geom FROM byfoot WHERE NodeFrom <text:s/>= 3430 AND Cost &lt;= 400.0;</text:p>
          </table:table-cell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/>
          <table:table-cell table:formula="of:=CONCATENATE([.$A$4];LEFT([.C143];3);[.$A$5];[.B146];[.$C$3])" office:value-type="string" office:string-value="INSERT INTO ISO SELECT CastToMultiPolygon ( ST_ConcaveHull(ST_Collect(Geometry))) AS geom FROM byfoot WHERE NodeFrom  = 3839 AND Cost &lt;= 400.0;" calcext:value-type="string">
            <text:p>INSERT INTO ISO SELECT CastToMultiPolygon ( ST_ConcaveHull(ST_Collect(Geometry))) AS geom FROM byfoot WHERE NodeFrom <text:s/>= 3839 AND Cost &lt;= 400.0;</text:p>
          </table:table-cell>
        </table:table-row>
        <table:table-row table:style-name="ro1">
          <table:table-cell/>
          <table:table-cell office:value-type="float" office:value="4682" calcext:value-type="float">
            <text:p>4682</text:p>
          </table:table-cell>
          <table:table-cell/>
          <table:table-cell table:formula="of:=CONCATENATE([.$A$4];LEFT([.C144];3);[.$A$5];[.B147];[.$C$3])" office:value-type="string" office:string-value="INSERT INTO ISO SELECT CastToMultiPolygon ( ST_ConcaveHull(ST_Collect(Geometry))) AS geom FROM byfoot WHERE NodeFrom  = 4682 AND Cost &lt;= 400.0;" calcext:value-type="string">
            <text:p>INSERT INTO ISO SELECT CastToMultiPolygon ( ST_ConcaveHull(ST_Collect(Geometry))) AS geom FROM byfoot WHERE NodeFrom <text:s/>= 4682 AND Cost &lt;= 400.0;</text:p>
          </table:table-cell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/>
          <table:table-cell table:formula="of:=CONCATENATE([.$A$4];LEFT([.C145];3);[.$A$5];[.B148];[.$C$3])" office:value-type="string" office:string-value="INSERT INTO ISO SELECT CastToMultiPolygon ( ST_ConcaveHull(ST_Collect(Geometry))) AS geom FROM byfoot WHERE NodeFrom  = 1449 AND Cost &lt;= 400.0;" calcext:value-type="string">
            <text:p>INSERT INTO ISO SELECT CastToMultiPolygon ( ST_ConcaveHull(ST_Collect(Geometry))) AS geom FROM byfoot WHERE NodeFrom <text:s/>= 1449 AND Cost &lt;= 400.0;</text:p>
          </table:table-cell>
        </table:table-row>
        <table:table-row table:style-name="ro1">
          <table:table-cell/>
          <table:table-cell office:value-type="float" office:value="6925" calcext:value-type="float">
            <text:p>6925</text:p>
          </table:table-cell>
          <table:table-cell/>
          <table:table-cell table:formula="of:=CONCATENATE([.$A$4];LEFT([.C146];3);[.$A$5];[.B149];[.$C$3])" office:value-type="string" office:string-value="INSERT INTO ISO SELECT CastToMultiPolygon ( ST_ConcaveHull(ST_Collect(Geometry))) AS geom FROM byfoot WHERE NodeFrom  = 6925 AND Cost &lt;= 400.0;" calcext:value-type="string">
            <text:p>INSERT INTO ISO SELECT CastToMultiPolygon ( ST_ConcaveHull(ST_Collect(Geometry))) AS geom FROM byfoot WHERE NodeFrom <text:s/>= 6925 AND Cost &lt;= 400.0;</text:p>
          </table:table-cell>
        </table:table-row>
        <table:table-row table:style-name="ro1">
          <table:table-cell/>
          <table:table-cell office:value-type="float" office:value="2327" calcext:value-type="float">
            <text:p>2327</text:p>
          </table:table-cell>
          <table:table-cell/>
          <table:table-cell table:formula="of:=CONCATENATE([.$A$4];LEFT([.C147];3);[.$A$5];[.B150];[.$C$3])" office:value-type="string" office:string-value="INSERT INTO ISO SELECT CastToMultiPolygon ( ST_ConcaveHull(ST_Collect(Geometry))) AS geom FROM byfoot WHERE NodeFrom  = 2327 AND Cost &lt;= 400.0;" calcext:value-type="string">
            <text:p>INSERT INTO ISO SELECT CastToMultiPolygon ( ST_ConcaveHull(ST_Collect(Geometry))) AS geom FROM byfoot WHERE NodeFrom <text:s/>= 2327 AND Cost &lt;= 400.0;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/>
          <table:table-cell table:formula="of:=CONCATENATE([.$A$4];LEFT([.C148];3);[.$A$5];[.B151];[.$C$3])" office:value-type="string" office:string-value="INSERT INTO ISO SELECT CastToMultiPolygon ( ST_ConcaveHull(ST_Collect(Geometry))) AS geom FROM byfoot WHERE NodeFrom  = 688 AND Cost &lt;= 400.0;" calcext:value-type="string">
            <text:p>INSERT INTO ISO SELECT CastToMultiPolygon ( ST_ConcaveHull(ST_Collect(Geometry))) AS geom FROM byfoot WHERE NodeFrom <text:s/>= 688 AND Cost &lt;= 400.0;</text:p>
          </table:table-cell>
        </table:table-row>
        <table:table-row table:style-name="ro1">
          <table:table-cell/>
          <table:table-cell office:value-type="float" office:value="2906" calcext:value-type="float">
            <text:p>2906</text:p>
          </table:table-cell>
          <table:table-cell/>
          <table:table-cell table:formula="of:=CONCATENATE([.$A$4];LEFT([.C149];3);[.$A$5];[.B152];[.$C$3])" office:value-type="string" office:string-value="INSERT INTO ISO SELECT CastToMultiPolygon ( ST_ConcaveHull(ST_Collect(Geometry))) AS geom FROM byfoot WHERE NodeFrom  = 2906 AND Cost &lt;= 400.0;" calcext:value-type="string">
            <text:p>INSERT INTO ISO SELECT CastToMultiPolygon ( ST_ConcaveHull(ST_Collect(Geometry))) AS geom FROM byfoot WHERE NodeFrom <text:s/>= 2906 AND Cost &lt;= 400.0;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ELECT RecoverGeometryColumn('ISO400', 'geom', 4326, 'MULTIPOLYGON', 'XY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22:34:28.34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6:19.668000000</meta:creation-date>
    <dc:date>2019-09-04T22:59:10.084000000</dc:date>
    <meta:editing-duration>PT49M22S</meta:editing-duration>
    <meta:editing-cycles>7</meta:editing-cycles>
    <meta:generator>LibreOffice/6.2.2.2$Windows_X86_64 LibreOffice_project/2b840030fec2aae0fd2658d8d4f9548af4e3518d</meta:generator>
    <meta:document-statistic meta:table-count="2" meta:cell-count="612" meta:object-count="0"/>
  </office:meta>
</office:document-meta>
</file>